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X step 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4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4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39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3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687734.664" calcext:value-type="float">
            <text:p>39144687734.664</text:p>
          </table:table-cell>
          <table:table-cell office:value-type="float" office:value="0" calcext:value-type="float">
            <text:p>0</text:p>
          </table:table-cell>
          <table:table-cell office:value-type="float" office:value="403759.877629956" calcext:value-type="float">
            <text:p>403759.877629956</text:p>
          </table:table-cell>
          <table:table-cell office:value-type="float" office:value="975.132616572522" calcext:value-type="float">
            <text:p>975.1326165725</text:p>
          </table:table-cell>
          <table:table-cell office:value-type="float" office:value="4.92080875403434" calcext:value-type="float">
            <text:p>4.920808754</text:p>
          </table:table-cell>
          <table:table-cell office:value-type="float" office:value="0.0220624446408249" calcext:value-type="float">
            <text:p>0.0220624446</text:p>
          </table:table-cell>
          <table:table-cell office:value-type="float" office:value="0.000108158309290653" calcext:value-type="float">
            <text:p>0.0001081583</text:p>
          </table:table-cell>
          <table:table-cell table:style-name="ce2" office:value-type="float" office:value="0.000000559690455245098" calcext:value-type="float">
            <text:p>5.60E-007</text:p>
          </table:table-cell>
          <table:table-cell table:style-name="ce2" office:value-type="float" office:value="0.00000000302708836030179" calcext:value-type="float">
            <text:p>3.03E-009</text:p>
          </table:table-cell>
          <table:table-cell table:style-name="ce2" office:value-type="float" office:value="0.0000000000169571283698838" calcext:value-type="float">
            <text:p>1.70E-011</text:p>
          </table:table-cell>
          <table:table-cell table:style-name="ce2" office:value-type="float" office:value="0.0000000000000976945060465554" calcext:value-type="float">
            <text:p>9.77E-014</text:p>
          </table:table-cell>
          <table:table-cell table:style-name="ce2" office:value-type="float" office:value="5.75810479460478E-016" calcext:value-type="float">
            <text:p>5.76E-016</text:p>
          </table:table-cell>
          <table:table-cell table:style-name="ce2" office:value-type="float" office:value="3.4581575221745E-018" calcext:value-type="float">
            <text:p>3.46E-018</text:p>
          </table:table-cell>
          <table:table-cell table:style-name="ce2" office:value-type="float" office:value="2.10977269812542E-020" calcext:value-type="float">
            <text:p>2.11E-020</text:p>
          </table:table-cell>
          <table:table-cell table:style-name="ce2" office:value-type="float" office:value="1.30441481059812E-022" calcext:value-type="float">
            <text:p>1.30E-022</text:p>
          </table:table-cell>
          <table:table-cell table:style-name="ce2" office:value-type="float" office:value="8.15762712930092E-025" calcext:value-type="float">
            <text:p>8.16E-025</text:p>
          </table:table-cell>
          <table:table-cell table:style-name="ce2" office:value-type="float" office:value="5.15252085062502E-027" calcext:value-type="float">
            <text:p>5.15E-027</text:p>
          </table:table-cell>
          <table:table-cell table:style-name="ce2" office:value-type="float" office:value="3.28280546563754E-029" calcext:value-type="float">
            <text:p>3.28E-029</text:p>
          </table:table-cell>
          <table:table-cell table:style-name="ce2" office:value-type="float" office:value="2.10763678302949E-031" calcext:value-type="float">
            <text:p>2.11E-031</text:p>
          </table:table-cell>
          <table:table-cell table:style-name="ce2" office:value-type="float" office:value="1.3623883605953E-033" calcext:value-type="float">
            <text:p>1.36E-033</text:p>
          </table:table-cell>
          <table:table-cell table:style-name="ce2" office:value-type="float" office:value="8.86029558312995E-036" calcext:value-type="float">
            <text:p>8.86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" calcext:value-type="float">
            <text:p>3395.4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545129926837315" calcext:value-type="float">
            <text:p>0.0005451299</text:p>
          </table:table-cell>
          <table:table-cell table:style-name="ce2" office:value-type="float" office:value="0.00000394967901503113" calcext:value-type="float">
            <text:p>3.95E-006</text:p>
          </table:table-cell>
          <table:table-cell table:style-name="ce2" office:value-type="float" office:value="0.000000026232218395946" calcext:value-type="float">
            <text:p>2.62E-008</text:p>
          </table:table-cell>
          <table:table-cell table:style-name="ce2" office:value-type="float" office:value="0.000000000172784233988683" calcext:value-type="float">
            <text:p>1.73E-010</text:p>
          </table:table-cell>
          <table:table-cell table:style-name="ce2" office:value-type="float" office:value="0.00000000000114339212780526" calcext:value-type="float">
            <text:p>1.14E-012</text:p>
          </table:table-cell>
          <table:table-cell table:style-name="ce2" office:value-type="float" office:value="7.6191575398031E-015" calcext:value-type="float">
            <text:p>7.62E-015</text:p>
          </table:table-cell>
          <table:table-cell table:style-name="ce2" office:value-type="float" office:value="5.11198168562199E-017" calcext:value-type="float">
            <text:p>5.11E-017</text:p>
          </table:table-cell>
          <table:table-cell table:style-name="ce2" office:value-type="float" office:value="3.45101288320331E-019" calcext:value-type="float">
            <text:p>3.45E-019</text:p>
          </table:table-cell>
          <table:table-cell table:style-name="ce2" office:value-type="float" office:value="2.34235284381619E-021" calcext:value-type="float">
            <text:p>2.34E-021</text:p>
          </table:table-cell>
          <table:table-cell table:style-name="ce2" office:value-type="float" office:value="1.5973791058663E-023" calcext:value-type="float">
            <text:p>1.60E-023</text:p>
          </table:table-cell>
          <table:table-cell table:style-name="ce2" office:value-type="float" office:value="1.09384517584556E-025" calcext:value-type="float">
            <text:p>1.09E-025</text:p>
          </table:table-cell>
          <table:table-cell table:style-name="ce2" office:value-type="float" office:value="7.51757006049965E-028" calcext:value-type="float">
            <text:p>7.52E-028</text:p>
          </table:table-cell>
          <table:table-cell table:style-name="ce2" office:value-type="float" office:value="5.18308945258625E-030" calcext:value-type="float">
            <text:p>5.18E-030</text:p>
          </table:table-cell>
          <table:table-cell table:style-name="ce2" office:value-type="float" office:value="3.58371904762079E-032" calcext:value-type="float">
            <text:p>3.58E-032</text:p>
          </table:table-cell>
          <table:table-cell table:style-name="ce2" office:value-type="float" office:value="2.48416981127622E-034" calcext:value-type="float">
            <text:p>2.48E-034</text:p>
          </table:table-cell>
          <table:table-cell table:style-name="ce2" office:value-type="float" office:value="1.72590991314565E-036" calcext:value-type="float">
            <text:p>1.73E-036</text:p>
          </table:table-cell>
          <table:table-cell table:style-name="ce2" office:value-type="float" office:value="1.20156675756637E-038" calcext:value-type="float">
            <text:p>1.20E-038</text:p>
          </table:table-cell>
          <table:table-cell table:style-name="ce2" office:value-type="float" office:value="8.38083423507716E-041" calcext:value-type="float">
            <text:p>8.38E-041</text:p>
          </table:table-cell>
          <table:table-cell table:style-name="ce2" office:value-type="float" office:value="5.85549705100562E-043" calcext:value-type="float">
            <text:p>5.86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233480176211454" calcext:value-type="float">
            <text:p>0.0233480176</text:p>
          </table:table-cell>
          <table:table-cell table:style-name="ce2" office:value-type="float" office:value="0.0000845827487181196" calcext:value-type="float">
            <text:p>8.46E-005</text:p>
          </table:table-cell>
          <table:table-cell table:style-name="ce2" office:value-type="float" office:value="0.000000408556677590377" calcext:value-type="float">
            <text:p>4.09E-007</text:p>
          </table:table-cell>
          <table:table-cell table:style-name="ce2" office:value-type="float" office:value="0.00000000222011440276025" calcext:value-type="float">
            <text:p>2.22E-009</text:p>
          </table:table-cell>
          <table:table-cell table:style-name="ce2" office:value-type="float" office:value="0.0000000000128684760617334" calcext:value-type="float">
            <text:p>1.29E-011</text:p>
          </table:table-cell>
          <table:table-cell table:style-name="ce2" office:value-type="float" office:value="0.0000000000000776976083349194" calcext:value-type="float">
            <text:p>7.77E-014</text:p>
          </table:table-cell>
          <table:table-cell table:style-name="ce2" office:value-type="float" office:value="4.82528132495947E-016" calcext:value-type="float">
            <text:p>4.83E-016</text:p>
          </table:table-cell>
          <table:table-cell table:style-name="ce2" office:value-type="float" office:value="3.05909151579913E-018" calcext:value-type="float">
            <text:p>3.06E-018</text:p>
          </table:table-cell>
          <table:table-cell table:style-name="ce2" office:value-type="float" office:value="1.97016103178033E-020" calcext:value-type="float">
            <text:p>1.97E-020</text:p>
          </table:table-cell>
          <table:table-cell table:style-name="ce2" office:value-type="float" office:value="1.28471268413767E-022" calcext:value-type="float">
            <text:p>1.28E-022</text:p>
          </table:table-cell>
          <table:table-cell table:style-name="ce2" office:value-type="float" office:value="8.46204059732049E-025" calcext:value-type="float">
            <text:p>8.46E-025</text:p>
          </table:table-cell>
          <table:table-cell table:style-name="ce2" office:value-type="float" office:value="5.62015536400552E-027" calcext:value-type="float">
            <text:p>5.62E-027</text:p>
          </table:table-cell>
          <table:table-cell table:style-name="ce2" office:value-type="float" office:value="3.75878939504245E-029" calcext:value-type="float">
            <text:p>3.76E-029</text:p>
          </table:table-cell>
          <table:table-cell table:style-name="ce2" office:value-type="float" office:value="2.52886174784434E-031" calcext:value-type="float">
            <text:p>2.53E-031</text:p>
          </table:table-cell>
          <table:table-cell table:style-name="ce2" office:value-type="float" office:value="1.71010840534281E-033" calcext:value-type="float">
            <text:p>1.71E-033</text:p>
          </table:table-cell>
          <table:table-cell table:style-name="ce2" office:value-type="float" office:value="1.1616002470499E-035" calcext:value-type="float">
            <text:p>1.16E-035</text:p>
          </table:table-cell>
          <table:table-cell table:style-name="ce2" office:value-type="float" office:value="7.92117366134262E-038" calcext:value-type="float">
            <text:p>7.92E-038</text:p>
          </table:table-cell>
          <table:table-cell table:style-name="ce2" office:value-type="float" office:value="5.4203549705857E-040" calcext:value-type="float">
            <text:p>5.42E-040</text:p>
          </table:table-cell>
          <table:table-cell table:style-name="ce2" office:value-type="float" office:value="3.72056083950365E-042" calcext:value-type="float">
            <text:p>3.72E-042</text:p>
          </table:table-cell>
          <table:table-cell table:style-name="ce2" office:value-type="float" office:value="2.56090691981101E-044" calcext:value-type="float">
            <text:p>2.56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8.551718061674" calcext:value-type="float">
            <text:p>158.5517180617</text:p>
          </table:table-cell>
          <table:table-cell office:value-type="float" office:value="0.574384529995006" calcext:value-type="float">
            <text:p>0.57438453</text:p>
          </table:table-cell>
          <table:table-cell office:value-type="float" office:value="0.00331955661301805" calcext:value-type="float">
            <text:p>0.0033195566</text:p>
          </table:table-cell>
          <table:table-cell table:style-name="ce2" office:value-type="float" office:value="0.0000183677520654569" calcext:value-type="float">
            <text:p>1.84E-005</text:p>
          </table:table-cell>
          <table:table-cell table:style-name="ce2" office:value-type="float" office:value="0.000000106465224255252" calcext:value-type="float">
            <text:p>1.06E-007</text:p>
          </table:table-cell>
          <table:table-cell table:style-name="ce2" office:value-type="float" office:value="0.000000000640514618220043" calcext:value-type="float">
            <text:p>6.41E-010</text:p>
          </table:table-cell>
          <table:table-cell table:style-name="ce2" office:value-type="float" office:value="0.0000000000039611181332486" calcext:value-type="float">
            <text:p>3.96E-012</text:p>
          </table:table-cell>
          <table:table-cell table:style-name="ce2" office:value-type="float" office:value="0.0000000000000250108632156854" calcext:value-type="float">
            <text:p>2.50E-014</text:p>
          </table:table-cell>
          <table:table-cell table:style-name="ce2" office:value-type="float" office:value="1.60484034971701E-016" calcext:value-type="float">
            <text:p>1.60E-016</text:p>
          </table:table-cell>
          <table:table-cell table:style-name="ce2" office:value-type="float" office:value="1.04302335270598E-018" calcext:value-type="float">
            <text:p>1.04E-018</text:p>
          </table:table-cell>
          <table:table-cell table:style-name="ce2" office:value-type="float" office:value="6.84972990286891E-021" calcext:value-type="float">
            <text:p>6.85E-021</text:p>
          </table:table-cell>
          <table:table-cell table:style-name="ce2" office:value-type="float" office:value="4.53724214325379E-023" calcext:value-type="float">
            <text:p>4.54E-023</text:p>
          </table:table-cell>
          <table:table-cell table:style-name="ce2" office:value-type="float" office:value="3.02729227597997E-025" calcext:value-type="float">
            <text:p>3.03E-025</text:p>
          </table:table-cell>
          <table:table-cell table:style-name="ce2" office:value-type="float" office:value="2.03233731628296E-027" calcext:value-type="float">
            <text:p>2.03E-027</text:p>
          </table:table-cell>
          <table:table-cell table:style-name="ce2" office:value-type="float" office:value="1.37166053711569E-029" calcext:value-type="float">
            <text:p>1.37E-029</text:p>
          </table:table-cell>
          <table:table-cell table:style-name="ce2" office:value-type="float" office:value="9.30054367990416E-032" calcext:value-type="float">
            <text:p>9.30E-032</text:p>
          </table:table-cell>
          <table:table-cell table:style-name="ce2" office:value-type="float" office:value="6.33193347494416E-034" calcext:value-type="float">
            <text:p>6.33E-034</text:p>
          </table:table-cell>
          <table:table-cell table:style-name="ce2" office:value-type="float" office:value="4.32641275733257E-036" calcext:value-type="float">
            <text:p>4.33E-036</text:p>
          </table:table-cell>
          <table:table-cell table:style-name="ce2" office:value-type="float" office:value="2.96560483839465E-038" calcext:value-type="float">
            <text:p>2.97E-038</text:p>
          </table:table-cell>
          <table:table-cell table:style-name="ce2" office:value-type="float" office:value="2.03867781372243E-040" calcext:value-type="float">
            <text:p>2.04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4201793962" calcext:value-type="float">
            <text:p>0.0163442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8695141090188" calcext:value-type="float">
            <text:p>-1.87E-005</text:p>
          </table:table-cell>
          <table:table-cell table:style-name="ce2" office:value-type="float" office:value="-0.0000122793326530105" calcext:value-type="float">
            <text:p>-1.23E-005</text:p>
          </table:table-cell>
          <table:table-cell table:style-name="ce2" office:value-type="float" office:value="-0.00000919480288456443" calcext:value-type="float">
            <text:p>-9.19E-006</text:p>
          </table:table-cell>
          <table:table-cell table:style-name="ce2" office:value-type="float" office:value="-0.00000735316775031564" calcext:value-type="float">
            <text:p>-7.35E-006</text:p>
          </table:table-cell>
          <table:table-cell table:style-name="ce2" office:value-type="float" office:value="-0.00000612422302971398" calcext:value-type="float">
            <text:p>-6.12E-006</text:p>
          </table:table-cell>
          <table:table-cell table:style-name="ce2" office:value-type="float" office:value="-0.00000524697255585172" calcext:value-type="float">
            <text:p>-5.25E-006</text:p>
          </table:table-cell>
          <table:table-cell table:style-name="ce2" office:value-type="float" office:value="-0.00000458938053534953" calcext:value-type="float">
            <text:p>-4.59E-006</text:p>
          </table:table-cell>
          <table:table-cell table:style-name="ce2" office:value-type="float" office:value="-0.00000407813856289585" calcext:value-type="float">
            <text:p>-4.08E-006</text:p>
          </table:table-cell>
          <table:table-cell table:style-name="ce2" office:value-type="float" office:value="-0.00000366929249569174" calcext:value-type="float">
            <text:p>-3.67E-006</text:p>
          </table:table-cell>
          <table:table-cell table:style-name="ce2" office:value-type="float" office:value="-0.00000333488639930876" calcext:value-type="float">
            <text:p>-3.33E-006</text:p>
          </table:table-cell>
          <table:table-cell table:style-name="ce2" office:value-type="float" office:value="-0.00000305629116487365" calcext:value-type="float">
            <text:p>-3.06E-006</text:p>
          </table:table-cell>
          <table:table-cell table:style-name="ce2" office:value-type="float" office:value="-0.00000282061452561585" calcext:value-type="float">
            <text:p>-2.82E-006</text:p>
          </table:table-cell>
          <table:table-cell table:style-name="ce2" office:value-type="float" office:value="-0.00000261865069765889" calcext:value-type="float">
            <text:p>-2.62E-006</text:p>
          </table:table-cell>
          <table:table-cell table:style-name="ce2" office:value-type="float" office:value="-0.00000244365069780561" calcext:value-type="float">
            <text:p>-2.44E-006</text:p>
          </table:table-cell>
          <table:table-cell table:style-name="ce2" office:value-type="float" office:value="-0.00000229055407805029" calcext:value-type="float">
            <text:p>-2.29E-006</text:p>
          </table:table-cell>
          <table:table-cell table:style-name="ce2" office:value-type="float" office:value="-0.00000215549197415247" calcext:value-type="float">
            <text:p>-2.16E-006</text:p>
          </table:table-cell>
          <table:table-cell table:style-name="ce2" office:value-type="float" office:value="-0.00000203545590008084" calcext:value-type="float">
            <text:p>-2.04E-006</text:p>
          </table:table-cell>
          <table:table-cell table:style-name="ce2" office:value-type="float" office:value="-0.00000192807119218458" calcext:value-type="float">
            <text:p>-1.93E-006</text:p>
          </table:table-cell>
          <table:table-cell table:style-name="ce2" office:value-type="float" office:value="-0.00000183143845717398" calcext:value-type="float">
            <text:p>-1.83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8820748738" calcext:value-type="float">
            <text:p>-4.1138820749</text:p>
          </table:table-cell>
          <table:table-cell office:value-type="float" office:value="0" calcext:value-type="float">
            <text:p>0</text:p>
          </table:table-cell>
          <table:table-cell office:value-type="float" office:value="-0.00114383934595659" calcext:value-type="float">
            <text:p>-0.0011438393</text:p>
          </table:table-cell>
          <table:table-cell office:value-type="float" office:value="-0.000751295952399878" calcext:value-type="float">
            <text:p>-0.000751296</text:p>
          </table:table-cell>
          <table:table-cell office:value-type="float" office:value="-0.000563226954707801" calcext:value-type="float">
            <text:p>-0.000563227</text:p>
          </table:table-cell>
          <table:table-cell office:value-type="float" office:value="-0.000450753938737337" calcext:value-type="float">
            <text:p>-0.0004507539</text:p>
          </table:table-cell>
          <table:table-cell office:value-type="float" office:value="-0.000375629311499168" calcext:value-type="float">
            <text:p>-0.0003756293</text:p>
          </table:table-cell>
          <table:table-cell office:value-type="float" office:value="-0.000321967848222951" calcext:value-type="float">
            <text:p>-0.0003219678</text:p>
          </table:table-cell>
          <table:table-cell office:value-type="float" office:value="-0.00028172186615591" calcext:value-type="float">
            <text:p>-0.0002817219</text:p>
          </table:table-cell>
          <table:table-cell office:value-type="float" office:value="-0.000250419436615455" calcext:value-type="float">
            <text:p>-0.0002504194</text:p>
          </table:table-cell>
          <table:table-cell office:value-type="float" office:value="-0.000225377492954258" calcext:value-type="float">
            <text:p>-0.0002253775</text:p>
          </table:table-cell>
          <table:table-cell office:value-type="float" office:value="-0.000204888629958413" calcext:value-type="float">
            <text:p>-0.0002048886</text:p>
          </table:table-cell>
          <table:table-cell office:value-type="float" office:value="-0.000187814577461879" calcext:value-type="float">
            <text:p>-0.0001878146</text:p>
          </table:table-cell>
          <table:table-cell office:value-type="float" office:value="-0.000173367302272504" calcext:value-type="float">
            <text:p>-0.0001733673</text:p>
          </table:table-cell>
          <table:table-cell office:value-type="float" office:value="-0.000160983923538753" calcext:value-type="float">
            <text:p>-0.0001609839</text:p>
          </table:table-cell>
          <table:table-cell office:value-type="float" office:value="-0.000150251661969503" calcext:value-type="float">
            <text:p>-0.0001502517</text:p>
          </table:table-cell>
          <table:table-cell office:value-type="float" office:value="-0.000140860933096409" calcext:value-type="float">
            <text:p>-0.0001408609</text:p>
          </table:table-cell>
          <table:table-cell office:value-type="float" office:value="-0.000132574995855444" calcext:value-type="float">
            <text:p>-0.000132575</text:p>
          </table:table-cell>
          <table:table-cell office:value-type="float" office:value="-0.000125209718307919" calcext:value-type="float">
            <text:p>-0.0001252097</text:p>
          </table:table-cell>
          <table:table-cell office:value-type="float" office:value="-0.000118619733133818" calcext:value-type="float">
            <text:p>-0.0001186197</text:p>
          </table:table-cell>
          <table:table-cell office:value-type="float" office:value="-0.000112688746477127" calcext:value-type="float">
            <text:p>-0.0001126887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999999999909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77108872554" calcext:value-type="float">
            <text:p>0.70537710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73190439353563" calcext:value-type="float">
            <text:p>7.32E-005</text:p>
          </table:table-cell>
          <table:table-cell table:style-name="ce2" office:value-type="float" office:value="0.000000176764430021804" calcext:value-type="float">
            <text:p>1.77E-007</text:p>
          </table:table-cell>
          <table:table-cell table:style-name="ce2" office:value-type="float" office:value="-0.00000000315678284837767" calcext:value-type="float">
            <text:p>-3.16E-009</text:p>
          </table:table-cell>
          <table:table-cell table:style-name="ce2" office:value-type="float" office:value="-0.0000000000155573945769005" calcext:value-type="float">
            <text:p>-1.56E-011</text:p>
          </table:table-cell>
          <table:table-cell table:style-name="ce2" office:value-type="float" office:value="0.000000000000318848404585479" calcext:value-type="float">
            <text:p>3.19E-013</text:p>
          </table:table-cell>
          <table:table-cell table:style-name="ce2" office:value-type="float" office:value="2.47491208568841E-015" calcext:value-type="float">
            <text:p>2.47E-015</text:p>
          </table:table-cell>
          <table:table-cell table:style-name="ce2" office:value-type="float" office:value="-3.58709679773737E-017" calcext:value-type="float">
            <text:p>-3.59E-017</text:p>
          </table:table-cell>
          <table:table-cell table:style-name="ce2" office:value-type="float" office:value="-4.04193885283504E-019" calcext:value-type="float">
            <text:p>-4.04E-019</text:p>
          </table:table-cell>
          <table:table-cell table:style-name="ce2" office:value-type="float" office:value="4.36953106179337E-021" calcext:value-type="float">
            <text:p>4.37E-021</text:p>
          </table:table-cell>
          <table:table-cell table:style-name="ce2" office:value-type="float" office:value="6.91101241487603E-023" calcext:value-type="float">
            <text:p>6.91E-023</text:p>
          </table:table-cell>
          <table:table-cell table:style-name="ce2" office:value-type="float" office:value="-5.29666704738932E-025" calcext:value-type="float">
            <text:p>-5.30E-025</text:p>
          </table:table-cell>
          <table:table-cell table:style-name="ce2" office:value-type="float" office:value="-1.19819582015374E-026" calcext:value-type="float">
            <text:p>-1.20E-026</text:p>
          </table:table-cell>
          <table:table-cell table:style-name="ce2" office:value-type="float" office:value="6.01698906234131E-029" calcext:value-type="float">
            <text:p>6.02E-029</text:p>
          </table:table-cell>
          <table:table-cell table:style-name="ce2" office:value-type="float" office:value="2.09031991248208E-030" calcext:value-type="float">
            <text:p>2.09E-030</text:p>
          </table:table-cell>
          <table:table-cell table:style-name="ce2" office:value-type="float" office:value="-5.55519897663481E-033" calcext:value-type="float">
            <text:p>-5.56E-033</text:p>
          </table:table-cell>
          <table:table-cell table:style-name="ce2" office:value-type="float" office:value="-3.6439751477945E-034" calcext:value-type="float">
            <text:p>-3.64E-034</text:p>
          </table:table-cell>
          <table:table-cell table:style-name="ce2" office:value-type="float" office:value="1.60967510272668E-037" calcext:value-type="float">
            <text:p>1.61E-037</text:p>
          </table:table-cell>
          <table:table-cell table:style-name="ce2" office:value-type="float" office:value="6.31772221388592E-038" calcext:value-type="float">
            <text:p>6.32E-038</text:p>
          </table:table-cell>
          <table:table-cell table:style-name="ce2" office:value-type="float" office:value="1.09831299609299E-040" calcext:value-type="float">
            <text:p>1.10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612753078" calcext:value-type="float">
            <text:p>192.1161275308</text:p>
          </table:table-cell>
          <table:table-cell office:value-type="float" office:value="0" calcext:value-type="float">
            <text:p>0</text:p>
          </table:table-cell>
          <table:table-cell office:value-type="float" office:value="0.0398682168843204" calcext:value-type="float">
            <text:p>0.0398682169</text:p>
          </table:table-cell>
          <table:table-cell table:style-name="ce2" office:value-type="float" office:value="0.0000962869289457199" calcext:value-type="float">
            <text:p>9.63E-005</text:p>
          </table:table-cell>
          <table:table-cell table:style-name="ce2" office:value-type="float" office:value="0.000000348818184396065" calcext:value-type="float">
            <text:p>3.49E-007</text:p>
          </table:table-cell>
          <table:table-cell table:style-name="ce2" office:value-type="float" office:value="0.00000000151639430727665" calcext:value-type="float">
            <text:p>1.52E-009</text:p>
          </table:table-cell>
          <table:table-cell table:style-name="ce2" office:value-type="float" office:value="0.00000000000732457894177173" calcext:value-type="float">
            <text:p>7.32E-012</text:p>
          </table:table-cell>
          <table:table-cell table:style-name="ce2" office:value-type="float" office:value="0.0000000000000379067373483087" calcext:value-type="float">
            <text:p>3.79E-014</text:p>
          </table:table-cell>
          <table:table-cell table:style-name="ce2" office:value-type="float" office:value="2.05986826711487E-016" calcext:value-type="float">
            <text:p>2.06E-016</text:p>
          </table:table-cell>
          <table:table-cell table:style-name="ce2" office:value-type="float" office:value="1.16079827894072E-018" calcext:value-type="float">
            <text:p>1.16E-018</text:p>
          </table:table-cell>
          <table:table-cell table:style-name="ce2" office:value-type="float" office:value="6.72834915465526E-021" calcext:value-type="float">
            <text:p>6.73E-021</text:p>
          </table:table-cell>
          <table:table-cell table:style-name="ce2" office:value-type="float" office:value="3.9885966693067E-023" calcext:value-type="float">
            <text:p>3.99E-023</text:p>
          </table:table-cell>
          <table:table-cell table:style-name="ce2" office:value-type="float" office:value="2.40824492605857E-025" calcext:value-type="float">
            <text:p>2.41E-025</text:p>
          </table:table-cell>
          <table:table-cell table:style-name="ce2" office:value-type="float" office:value="1.47642627185762E-027" calcext:value-type="float">
            <text:p>1.48E-027</text:p>
          </table:table-cell>
          <table:table-cell table:style-name="ce2" office:value-type="float" office:value="9.16910091564854E-030" calcext:value-type="float">
            <text:p>9.17E-030</text:p>
          </table:table-cell>
          <table:table-cell table:style-name="ce2" office:value-type="float" office:value="5.75758851819092E-032" calcext:value-type="float">
            <text:p>5.76E-032</text:p>
          </table:table-cell>
          <table:table-cell table:style-name="ce2" office:value-type="float" office:value="3.6501478362214E-034" calcext:value-type="float">
            <text:p>3.65E-034</text:p>
          </table:table-cell>
          <table:table-cell table:style-name="ce2" office:value-type="float" office:value="2.33353634676454E-036" calcext:value-type="float">
            <text:p>2.33E-036</text:p>
          </table:table-cell>
          <table:table-cell table:style-name="ce2" office:value-type="float" office:value="1.50287833917173E-038" calcext:value-type="float">
            <text:p>1.50E-038</text:p>
          </table:table-cell>
          <table:table-cell table:style-name="ce2" office:value-type="float" office:value="9.74273574488787E-041" calcext:value-type="float">
            <text:p>9.74E-041</text:p>
          </table:table-cell>
          <table:table-cell table:style-name="ce2" office:value-type="float" office:value="6.35309296435951E-043" calcext:value-type="float">
            <text:p>6.35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1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2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19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6.671059286136" calcext:value-type="float">
            <text:p>226.6710592861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703892.868" calcext:value-type="float">
            <text:p>39144703892.868</text:p>
          </table:table-cell>
          <table:table-cell office:value-type="float" office:value="161621.124608559" calcext:value-type="float">
            <text:p>161621.124608559</text:p>
          </table:table-cell>
          <table:table-cell office:value-type="float" office:value="404346.139961596" calcext:value-type="float">
            <text:p>404346.139961596</text:p>
          </table:table-cell>
          <table:table-cell office:value-type="float" office:value="979.078105890332" calcext:value-type="float">
            <text:p>979.0781058903</text:p>
          </table:table-cell>
          <table:table-cell office:value-type="float" office:value="4.94293625071379" calcext:value-type="float">
            <text:p>4.9429362507</text:p>
          </table:table-cell>
          <table:table-cell office:value-type="float" office:value="0.0221927061115182" calcext:value-type="float">
            <text:p>0.0221927061</text:p>
          </table:table-cell>
          <table:table-cell office:value-type="float" office:value="0.000108945277695061" calcext:value-type="float">
            <text:p>0.0001089453</text:p>
          </table:table-cell>
          <table:table-cell table:style-name="ce2" office:value-type="float" office:value="0.000000564558308978067" calcext:value-type="float">
            <text:p>5.65E-007</text:p>
          </table:table-cell>
          <table:table-cell table:style-name="ce2" office:value-type="float" office:value="0.00000000305778780429588" calcext:value-type="float">
            <text:p>3.06E-009</text:p>
          </table:table-cell>
          <table:table-cell table:style-name="ce2" office:value-type="float" office:value="0.0000000000171537902756086" calcext:value-type="float">
            <text:p>1.72E-011</text:p>
          </table:table-cell>
          <table:table-cell table:style-name="ce2" office:value-type="float" office:value="0.000000000000098970467118528" calcext:value-type="float">
            <text:p>9.90E-014</text:p>
          </table:table-cell>
          <table:table-cell table:style-name="ce2" office:value-type="float" office:value="5.84176264056325E-016" calcext:value-type="float">
            <text:p>5.84E-016</text:p>
          </table:table-cell>
          <table:table-cell table:style-name="ce2" office:value-type="float" office:value="3.51348940376249E-018" calcext:value-type="float">
            <text:p>3.51E-018</text:p>
          </table:table-cell>
          <table:table-cell table:style-name="ce2" office:value-type="float" office:value="2.14664125404989E-020" calcext:value-type="float">
            <text:p>2.15E-020</text:p>
          </table:table-cell>
          <table:table-cell table:style-name="ce2" office:value-type="float" office:value="1.32913680920293E-022" calcext:value-type="float">
            <text:p>1.33E-022</text:p>
          </table:table-cell>
          <table:table-cell table:style-name="ce2" office:value-type="float" office:value="8.32430748627863E-025" calcext:value-type="float">
            <text:p>8.32E-025</text:p>
          </table:table-cell>
          <table:table-cell table:style-name="ce2" office:value-type="float" office:value="5.2654367404666E-027" calcext:value-type="float">
            <text:p>5.27E-027</text:p>
          </table:table-cell>
          <table:table-cell table:style-name="ce2" office:value-type="float" office:value="3.35962039985982E-029" calcext:value-type="float">
            <text:p>3.36E-029</text:p>
          </table:table-cell>
          <table:table-cell table:style-name="ce2" office:value-type="float" office:value="2.16008713275564E-031" calcext:value-type="float">
            <text:p>2.16E-031</text:p>
          </table:table-cell>
          <table:table-cell table:style-name="ce2" office:value-type="float" office:value="1.39832095836779E-033" calcext:value-type="float">
            <text:p>1.40E-033</text:p>
          </table:table-cell>
          <table:table-cell table:style-name="ce2" office:value-type="float" office:value="9.10719400207301E-036" calcext:value-type="float">
            <text:p>9.11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0046718607" calcext:value-type="float">
            <text:p>3395.4004671861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3" office:value-type="float" office:value="0.0000218368365325265" calcext:value-type="float">
            <text:p>2.18E-005</text:p>
          </table:table-cell>
          <table:table-cell office:value-type="float" office:value="0.000218526773032191" calcext:value-type="float">
            <text:p>0.0002185268</text:p>
          </table:table-cell>
          <table:table-cell office:value-type="float" office:value="0.00054750604382898" calcext:value-type="float">
            <text:p>0.000547506</text:p>
          </table:table-cell>
          <table:table-cell table:style-name="ce2" office:value-type="float" office:value="0.00000397073408681182" calcext:value-type="float">
            <text:p>3.97E-006</text:p>
          </table:table-cell>
          <table:table-cell table:style-name="ce2" office:value-type="float" office:value="0.0000000264056908043149" calcext:value-type="float">
            <text:p>2.64E-008</text:p>
          </table:table-cell>
          <table:table-cell table:style-name="ce2" office:value-type="float" office:value="0.000000000174162727605823" calcext:value-type="float">
            <text:p>1.74E-010</text:p>
          </table:table-cell>
          <table:table-cell table:style-name="ce2" office:value-type="float" office:value="0.00000000000115411643525333" calcext:value-type="float">
            <text:p>1.15E-012</text:p>
          </table:table-cell>
          <table:table-cell table:style-name="ce2" office:value-type="float" office:value="7.70144844974893E-015" calcext:value-type="float">
            <text:p>7.70E-015</text:p>
          </table:table-cell>
          <table:table-cell table:style-name="ce2" office:value-type="float" office:value="5.17452365826627E-017" calcext:value-type="float">
            <text:p>5.17E-017</text:p>
          </table:table-cell>
          <table:table-cell table:style-name="ce2" office:value-type="float" office:value="3.49821329728385E-019" calcext:value-type="float">
            <text:p>3.50E-019</text:p>
          </table:table-cell>
          <table:table-cell table:style-name="ce2" office:value-type="float" office:value="2.37778568762751E-021" calcext:value-type="float">
            <text:p>2.38E-021</text:p>
          </table:table-cell>
          <table:table-cell table:style-name="ce2" office:value-type="float" office:value="1.62386745544983E-023" calcext:value-type="float">
            <text:p>1.62E-023</text:p>
          </table:table-cell>
          <table:table-cell table:style-name="ce2" office:value-type="float" office:value="1.11358083420089E-025" calcext:value-type="float">
            <text:p>1.11E-025</text:p>
          </table:table-cell>
          <table:table-cell table:style-name="ce2" office:value-type="float" office:value="7.66421292230638E-028" calcext:value-type="float">
            <text:p>7.66E-028</text:p>
          </table:table-cell>
          <table:table-cell table:style-name="ce2" office:value-type="float" office:value="5.29180287361623E-030" calcext:value-type="float">
            <text:p>5.29E-030</text:p>
          </table:table-cell>
          <table:table-cell table:style-name="ce2" office:value-type="float" office:value="3.6641592726687E-032" calcext:value-type="float">
            <text:p>3.66E-032</text:p>
          </table:table-cell>
          <table:table-cell table:style-name="ce2" office:value-type="float" office:value="2.54359264966151E-034" calcext:value-type="float">
            <text:p>2.54E-034</text:p>
          </table:table-cell>
          <table:table-cell table:style-name="ce2" office:value-type="float" office:value="1.76974494517353E-036" calcext:value-type="float">
            <text:p>1.77E-036</text:p>
          </table:table-cell>
          <table:table-cell table:style-name="ce2" office:value-type="float" office:value="1.23386333895232E-038" calcext:value-type="float">
            <text:p>1.23E-038</text:p>
          </table:table-cell>
          <table:table-cell table:style-name="ce2" office:value-type="float" office:value="8.61853164183736E-041" calcext:value-type="float">
            <text:p>8.62E-041</text:p>
          </table:table-cell>
          <table:table-cell table:style-name="ce2" office:value-type="float" office:value="6.0302720747825E-043" calcext:value-type="float">
            <text:p>6.03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765" calcext:value-type="float">
            <text:p>8.48E-005</text:p>
          </table:table-cell>
          <table:table-cell table:style-name="ce2" office:value-type="float" office:value="0.000000410337928961704" calcext:value-type="float">
            <text:p>4.10E-007</text:p>
          </table:table-cell>
          <table:table-cell table:style-name="ce2" office:value-type="float" office:value="0.00000000223302963283828" calcext:value-type="float">
            <text:p>2.23E-009</text:p>
          </table:table-cell>
          <table:table-cell table:style-name="ce2" office:value-type="float" office:value="0.0000000000129621198898218" calcext:value-type="float">
            <text:p>1.30E-011</text:p>
          </table:table-cell>
          <table:table-cell table:style-name="ce2" office:value-type="float" office:value="0.0000000000000783765871856853" calcext:value-type="float">
            <text:p>7.84E-014</text:p>
          </table:table-cell>
          <table:table-cell table:style-name="ce2" office:value-type="float" office:value="4.87451173020726E-016" calcext:value-type="float">
            <text:p>4.87E-016</text:p>
          </table:table-cell>
          <table:table-cell table:style-name="ce2" office:value-type="float" office:value="3.09478678411037E-018" calcext:value-type="float">
            <text:p>3.09E-018</text:p>
          </table:table-cell>
          <table:table-cell table:style-name="ce2" office:value-type="float" office:value="1.99604244381988E-020" calcext:value-type="float">
            <text:p>2.00E-020</text:p>
          </table:table-cell>
          <table:table-cell table:style-name="ce2" office:value-type="float" office:value="1.30347840963112E-022" calcext:value-type="float">
            <text:p>1.30E-022</text:p>
          </table:table-cell>
          <table:table-cell table:style-name="ce2" office:value-type="float" office:value="8.59810446990505E-025" calcext:value-type="float">
            <text:p>8.60E-025</text:p>
          </table:table-cell>
          <table:table-cell table:style-name="ce2" office:value-type="float" office:value="5.71881065273074E-027" calcext:value-type="float">
            <text:p>5.72E-027</text:p>
          </table:table-cell>
          <table:table-cell table:style-name="ce2" office:value-type="float" office:value="3.83032100379453E-029" calcext:value-type="float">
            <text:p>3.83E-029</text:p>
          </table:table-cell>
          <table:table-cell table:style-name="ce2" office:value-type="float" office:value="2.58072690391881E-031" calcext:value-type="float">
            <text:p>2.58E-031</text:p>
          </table:table-cell>
          <table:table-cell table:style-name="ce2" office:value-type="float" office:value="1.74771408670441E-033" calcext:value-type="float">
            <text:p>1.75E-033</text:p>
          </table:table-cell>
          <table:table-cell table:style-name="ce2" office:value-type="float" office:value="1.18886686736923E-035" calcext:value-type="float">
            <text:p>1.19E-035</text:p>
          </table:table-cell>
          <table:table-cell table:style-name="ce2" office:value-type="float" office:value="8.11887482962392E-038" calcext:value-type="float">
            <text:p>8.12E-038</text:p>
          </table:table-cell>
          <table:table-cell table:style-name="ce2" office:value-type="float" office:value="5.56370151787025E-040" calcext:value-type="float">
            <text:p>5.56E-040</text:p>
          </table:table-cell>
          <table:table-cell table:style-name="ce2" office:value-type="float" office:value="3.8244966755828E-042" calcext:value-type="float">
            <text:p>3.82E-042</text:p>
          </table:table-cell>
          <table:table-cell table:style-name="ce2" office:value-type="float" office:value="2.63626736705644E-044" calcext:value-type="float">
            <text:p>2.64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1.73334557941" calcext:value-type="float">
            <text:p>31.7333455794</text:p>
          </table:table-cell>
          <table:table-cell office:value-type="float" office:value="158.781870809087" calcext:value-type="float">
            <text:p>158.7818708091</text:p>
          </table:table-cell>
          <table:table-cell office:value-type="float" office:value="0.57638068075593" calcext:value-type="float">
            <text:p>0.5763806808</text:p>
          </table:table-cell>
          <table:table-cell office:value-type="float" office:value="0.00333429350346473" calcext:value-type="float">
            <text:p>0.0033342935</text:p>
          </table:table-cell>
          <table:table-cell table:style-name="ce2" office:value-type="float" office:value="0.0000184746027104039" calcext:value-type="float">
            <text:p>1.85E-005</text:p>
          </table:table-cell>
          <table:table-cell table:style-name="ce2" office:value-type="float" office:value="0.000000107237180373653" calcext:value-type="float">
            <text:p>1.07E-007</text:p>
          </table:table-cell>
          <table:table-cell table:style-name="ce2" office:value-type="float" office:value="0.000000000646088303970136" calcext:value-type="float">
            <text:p>6.46E-010</text:p>
          </table:table-cell>
          <table:table-cell table:style-name="ce2" office:value-type="float" office:value="0.00000000000400136761633466" calcext:value-type="float">
            <text:p>4.00E-012</text:p>
          </table:table-cell>
          <table:table-cell table:style-name="ce2" office:value-type="float" office:value="0.0000000000000253016209983728" calcext:value-type="float">
            <text:p>2.53E-014</text:p>
          </table:table-cell>
          <table:table-cell table:style-name="ce2" office:value-type="float" office:value="1.6258523128599E-016" calcext:value-type="float">
            <text:p>1.63E-016</text:p>
          </table:table-cell>
          <table:table-cell table:style-name="ce2" office:value-type="float" office:value="1.05821323759757E-018" calcext:value-type="float">
            <text:p>1.06E-018</text:p>
          </table:table-cell>
          <table:table-cell table:style-name="ce2" office:value-type="float" office:value="6.95957417775094E-021" calcext:value-type="float">
            <text:p>6.96E-021</text:p>
          </table:table-cell>
          <table:table-cell table:style-name="ce2" office:value-type="float" office:value="4.61669653326583E-023" calcext:value-type="float">
            <text:p>4.62E-023</text:p>
          </table:table-cell>
          <table:table-cell table:style-name="ce2" office:value-type="float" office:value="3.08477800913619E-025" calcext:value-type="float">
            <text:p>3.08E-025</text:p>
          </table:table-cell>
          <table:table-cell table:style-name="ce2" office:value-type="float" office:value="2.07393702435785E-027" calcext:value-type="float">
            <text:p>2.07E-027</text:p>
          </table:table-cell>
          <table:table-cell table:style-name="ce2" office:value-type="float" office:value="1.4017695768478E-029" calcext:value-type="float">
            <text:p>1.40E-029</text:p>
          </table:table-cell>
          <table:table-cell table:style-name="ce2" office:value-type="float" office:value="9.51850033098638E-032" calcext:value-type="float">
            <text:p>9.52E-032</text:p>
          </table:table-cell>
          <table:table-cell table:style-name="ce2" office:value-type="float" office:value="6.48973153603525E-034" calcext:value-type="float">
            <text:p>6.49E-034</text:p>
          </table:table-cell>
          <table:table-cell table:style-name="ce2" office:value-type="float" office:value="4.44067020107213E-036" calcext:value-type="float">
            <text:p>4.44E-036</text:p>
          </table:table-cell>
          <table:table-cell table:style-name="ce2" office:value-type="float" office:value="3.04834430092609E-038" calcext:value-type="float">
            <text:p>3.05E-038</text:p>
          </table:table-cell>
          <table:table-cell table:style-name="ce2" office:value-type="float" office:value="2.09859910454599E-040" calcext:value-type="float">
            <text:p>2.10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34536496484" calcext:value-type="float">
            <text:p>0.0163434536</text:p>
          </table:table-cell>
          <table:table-cell table:style-name="ce2" office:value-type="float" office:value="-0.00000748302369570305" calcext:value-type="float">
            <text:p>-7.48E-006</text:p>
          </table:table-cell>
          <table:table-cell table:style-name="ce2" office:value-type="float" office:value="-0.0000223915970434867" calcext:value-type="float">
            <text:p>-2.24E-005</text:p>
          </table:table-cell>
          <table:table-cell table:style-name="ce2" office:value-type="float" office:value="-0.000014732058444282" calcext:value-type="float">
            <text:p>-1.47E-005</text:p>
          </table:table-cell>
          <table:table-cell table:style-name="ce2" office:value-type="float" office:value="-0.0000110327553642633" calcext:value-type="float">
            <text:p>-1.10E-005</text:p>
          </table:table-cell>
          <table:table-cell table:style-name="ce2" office:value-type="float" office:value="-0.00000882145567643151" calcext:value-type="float">
            <text:p>-8.82E-006</text:p>
          </table:table-cell>
          <table:table-cell table:style-name="ce2" office:value-type="float" office:value="-0.00000734644189463327" calcext:value-type="float">
            <text:p>-7.35E-006</text:p>
          </table:table-cell>
          <table:table-cell table:style-name="ce2" office:value-type="float" office:value="-0.00000629364324782038" calcext:value-type="float">
            <text:p>-6.29E-006</text:p>
          </table:table-cell>
          <table:table-cell table:style-name="ce2" office:value-type="float" office:value="-0.00000550451840110946" calcext:value-type="float">
            <text:p>-5.50E-006</text:p>
          </table:table-cell>
          <table:table-cell table:style-name="ce2" office:value-type="float" office:value="-0.0000048910564269862" calcext:value-type="float">
            <text:p>-4.89E-006</text:p>
          </table:table-cell>
          <table:table-cell table:style-name="ce2" office:value-type="float" office:value="-0.00000440049157066364" calcext:value-type="float">
            <text:p>-4.40E-006</text:p>
          </table:table-cell>
          <table:table-cell table:style-name="ce2" office:value-type="float" office:value="-0.00000399926565188469" calcext:value-type="float">
            <text:p>-4.00E-006</text:p>
          </table:table-cell>
          <table:table-cell table:style-name="ce2" office:value-type="float" office:value="-0.00000366501763245944" calcext:value-type="float">
            <text:p>-3.67E-006</text:p>
          </table:table-cell>
          <table:table-cell table:style-name="ce2" office:value-type="float" office:value="-0.00000338227334169272" calcext:value-type="float">
            <text:p>-3.38E-006</text:p>
          </table:table-cell>
          <table:table-cell table:style-name="ce2" office:value-type="float" office:value="-0.00000313998387386077" calcext:value-type="float">
            <text:p>-3.14E-006</text:p>
          </table:table-cell>
          <table:table-cell table:style-name="ce2" office:value-type="float" office:value="-0.00000293004934097262" calcext:value-type="float">
            <text:p>-2.93E-006</text:p>
          </table:table-cell>
          <table:table-cell table:style-name="ce2" office:value-type="float" office:value="-0.00000274639660306862" calcext:value-type="float">
            <text:p>-2.75E-006</text:p>
          </table:table-cell>
          <table:table-cell table:style-name="ce2" office:value-type="float" office:value="-0.00000258438272385354" calcext:value-type="float">
            <text:p>-2.58E-006</text:p>
          </table:table-cell>
          <table:table-cell table:style-name="ce2" office:value-type="float" office:value="-0.00000244039740391097" calcext:value-type="float">
            <text:p>-2.44E-006</text:p>
          </table:table-cell>
          <table:table-cell table:style-name="ce2" office:value-type="float" office:value="-0.00000231159104098239" calcext:value-type="float">
            <text:p>-2.31E-006</text:p>
          </table:table-cell>
          <table:table-cell table:style-name="ce2" office:value-type="float" office:value="-0.00000219568442278151" calcext:value-type="float">
            <text:p>-2.20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92785021642" calcext:value-type="float">
            <text:p>-4.1139278502</text:p>
          </table:table-cell>
          <table:table-cell office:value-type="float" office:value="-0.000457860612335389" calcext:value-type="float">
            <text:p>-0.0004578606</text:p>
          </table:table-cell>
          <table:table-cell office:value-type="float" office:value="-0.00137017001512861" calcext:value-type="float">
            <text:p>-0.00137017</text:p>
          </table:table-cell>
          <table:table-cell office:value-type="float" office:value="-0.000902031572613007" calcext:value-type="float">
            <text:p>-0.0009020316</text:p>
          </table:table-cell>
          <table:table-cell office:value-type="float" office:value="-0.000676408089668382" calcext:value-type="float">
            <text:p>-0.0006764081</text:p>
          </table:table-cell>
          <table:table-cell office:value-type="float" office:value="-0.000541299797919447" calcext:value-type="float">
            <text:p>-0.0005412998</text:p>
          </table:table-cell>
          <table:table-cell office:value-type="float" office:value="-0.000451084038349829" calcext:value-type="float">
            <text:p>-0.000451084</text:p>
          </table:table-cell>
          <table:table-cell office:value-type="float" office:value="-0.000386643326982178" calcext:value-type="float">
            <text:p>-0.0003866433</text:p>
          </table:table-cell>
          <table:table-cell office:value-type="float" office:value="-0.000338312910121702" calcext:value-type="float">
            <text:p>-0.0003383129</text:p>
          </table:table-cell>
          <table:table-cell office:value-type="float" office:value="-0.000300722586807885" calcext:value-type="float">
            <text:p>-0.0003007226</text:p>
          </table:table-cell>
          <table:table-cell office:value-type="float" office:value="-0.000270650328127438" calcext:value-type="float">
            <text:p>-0.0002706503</text:p>
          </table:table-cell>
          <table:table-cell office:value-type="float" office:value="-0.000246045752843122" calcext:value-type="float">
            <text:p>-0.0002460458</text:p>
          </table:table-cell>
          <table:table-cell office:value-type="float" office:value="-0.000225541940106195" calcext:value-type="float">
            <text:p>-0.0002255419</text:p>
          </table:table-cell>
          <table:table-cell office:value-type="float" office:value="-0.000208192560098027" calcext:value-type="float">
            <text:p>-0.0002081926</text:p>
          </table:table-cell>
          <table:table-cell office:value-type="float" office:value="-0.000193321662948168" calcext:value-type="float">
            <text:p>-0.0001933217</text:p>
          </table:table-cell>
          <table:table-cell office:value-type="float" office:value="-0.000180433552084956" calcext:value-type="float">
            <text:p>-0.0001804336</text:p>
          </table:table-cell>
          <table:table-cell office:value-type="float" office:value="-0.000169156455079647" calcext:value-type="float">
            <text:p>-0.0001691565</text:p>
          </table:table-cell>
          <table:table-cell office:value-type="float" office:value="-0.000159206075369079" calcext:value-type="float">
            <text:p>-0.0001592061</text:p>
          </table:table-cell>
          <table:table-cell office:value-type="float" office:value="-0.00015036129340413" calcext:value-type="float">
            <text:p>-0.0001503613</text:p>
          </table:table-cell>
          <table:table-cell office:value-type="float" office:value="-0.000142447541119702" calcext:value-type="float">
            <text:p>-0.0001424475</text:p>
          </table:table-cell>
          <table:table-cell office:value-type="float" office:value="-0.000135325164063717" calcext:value-type="float">
            <text:p>-0.000135325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532813930182" calcext:value-type="float">
            <text:p>-0.5995328139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0066247835990723" calcext:value-type="float">
            <text:p>0.0066247836</text:p>
          </table:table-cell>
          <table:table-cell office:value-type="float" office:value="0.0331476714311845" calcext:value-type="float">
            <text:p>0.0331476714</text:p>
          </table:table-cell>
          <table:table-cell office:value-type="float" office:value="0.00011819403282238" calcext:value-type="float">
            <text:p>0.000118194</text:p>
          </table:table-cell>
          <table:table-cell table:style-name="ce2" office:value-type="float" office:value="-0.00000286917981789922" calcext:value-type="float">
            <text:p>-2.87E-006</text:p>
          </table:table-cell>
          <table:table-cell table:style-name="ce2" office:value-type="float" office:value="-0.0000000171544812885082" calcext:value-type="float">
            <text:p>-1.72E-008</text:p>
          </table:table-cell>
          <table:table-cell table:style-name="ce2" office:value-type="float" office:value="0.000000000437243675380579" calcext:value-type="float">
            <text:p>4.37E-010</text:p>
          </table:table-cell>
          <table:table-cell table:style-name="ce2" office:value-type="float" office:value="0.00000000000380411067258828" calcext:value-type="float">
            <text:p>3.80E-012</text:p>
          </table:table-cell>
          <table:table-cell table:style-name="ce2" office:value-type="float" office:value="0.0000000000000416417766304479" calcext:value-type="float">
            <text:p>4.16E-014</text:p>
          </table:table-cell>
          <table:table-cell table:style-name="ce2" office:value-type="float" office:value="-0.000000000000539971731222421" calcext:value-type="float">
            <text:p>-5.40E-013</text:p>
          </table:table-cell>
          <table:table-cell table:style-name="ce2" office:value-type="float" office:value="0.00000000000269584645434288" calcext:value-type="float">
            <text:p>2.70E-012</text:p>
          </table:table-cell>
          <table:table-cell table:style-name="ce2" office:value-type="float" office:value="-0.0000000000134791809976514" calcext:value-type="float">
            <text:p>-1.35E-011</text:p>
          </table:table-cell>
          <table:table-cell table:style-name="ce2" office:value-type="float" office:value="0.0000000000673959058299692" calcext:value-type="float">
            <text:p>6.74E-011</text:p>
          </table:table-cell>
          <table:table-cell table:style-name="ce2" office:value-type="float" office:value="-0.000000000336979529157487" calcext:value-type="float">
            <text:p>-3.37E-010</text:p>
          </table:table-cell>
          <table:table-cell table:style-name="ce2" office:value-type="float" office:value="0.00000000168489764578726" calcext:value-type="float">
            <text:p>1.68E-009</text:p>
          </table:table-cell>
          <table:table-cell table:style-name="ce2" office:value-type="float" office:value="-0.00000000842448822893632" calcext:value-type="float">
            <text:p>-8.42E-009</text:p>
          </table:table-cell>
          <table:table-cell table:style-name="ce2" office:value-type="float" office:value="0.0000000421224411446817" calcext:value-type="float">
            <text:p>4.21E-008</text:p>
          </table:table-cell>
          <table:table-cell table:style-name="ce2" office:value-type="float" office:value="-0.000000210612205723409" calcext:value-type="float">
            <text:p>-2.11E-007</text:p>
          </table:table-cell>
          <table:table-cell table:style-name="ce2" office:value-type="float" office:value="0.00000105306102861705" calcext:value-type="float">
            <text:p>1.05E-006</text:p>
          </table:table-cell>
          <table:table-cell table:style-name="ce2" office:value-type="float" office:value="-0.00000526530514308524" calcext:value-type="float">
            <text:p>-5.27E-006</text:p>
          </table:table-cell>
          <table:table-cell table:style-name="ce2" office:value-type="float" office:value="0.0000263265257154262" calcext:value-type="float">
            <text:p>2.63E-005</text:p>
          </table:table-cell>
          <table:table-cell office:value-type="float" office:value="-0.000131632628577132" calcext:value-type="float">
            <text:p>-0.0001316326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80037899186" calcext:value-type="float">
            <text:p>0.7053800379</text:p>
          </table:table-cell>
          <table:table-cell table:style-name="ce2" office:value-type="float" office:value="0.0000292972863321309" calcext:value-type="float">
            <text:p>2.93E-005</text:p>
          </table:table-cell>
          <table:table-cell table:style-name="ce2" office:value-type="float" office:value="0.00007329573914677" calcext:value-type="float">
            <text:p>7.33E-005</text:p>
          </table:table-cell>
          <table:table-cell table:style-name="ce2" office:value-type="float" office:value="0.000000174232831938966" calcext:value-type="float">
            <text:p>1.74E-007</text:p>
          </table:table-cell>
          <table:table-cell table:style-name="ce2" office:value-type="float" office:value="-0.00000000317214824497024" calcext:value-type="float">
            <text:p>-3.17E-009</text:p>
          </table:table-cell>
          <table:table-cell table:style-name="ce2" office:value-type="float" office:value="-0.0000000000151727137165708" calcext:value-type="float">
            <text:p>-1.52E-011</text:p>
          </table:table-cell>
          <table:table-cell table:style-name="ce2" office:value-type="float" office:value="0.000000000000322272835881369" calcext:value-type="float">
            <text:p>3.22E-013</text:p>
          </table:table-cell>
          <table:table-cell table:style-name="ce2" office:value-type="float" office:value="2.41694072883425E-015" calcext:value-type="float">
            <text:p>2.42E-015</text:p>
          </table:table-cell>
          <table:table-cell table:style-name="ce2" office:value-type="float" office:value="-3.65905610140285E-017" calcext:value-type="float">
            <text:p>-3.66E-017</text:p>
          </table:table-cell>
          <table:table-cell table:style-name="ce2" office:value-type="float" office:value="-3.95303726768341E-019" calcext:value-type="float">
            <text:p>-3.95E-019</text:p>
          </table:table-cell>
          <table:table-cell table:style-name="ce2" office:value-type="float" office:value="4.52014769847374E-021" calcext:value-type="float">
            <text:p>4.52E-021</text:p>
          </table:table-cell>
          <table:table-cell table:style-name="ce2" office:value-type="float" office:value="6.78017201197263E-023" calcext:value-type="float">
            <text:p>6.78E-023</text:p>
          </table:table-cell>
          <table:table-cell table:style-name="ce2" office:value-type="float" office:value="-5.60593185794668E-025" calcext:value-type="float">
            <text:p>-5.61E-025</text:p>
          </table:table-cell>
          <table:table-cell table:style-name="ce2" office:value-type="float" office:value="-1.18047294385257E-026" calcext:value-type="float">
            <text:p>-1.18E-026</text:p>
          </table:table-cell>
          <table:table-cell table:style-name="ce2" office:value-type="float" office:value="6.64122041067267E-029" calcext:value-type="float">
            <text:p>6.64E-029</text:p>
          </table:table-cell>
          <table:table-cell table:style-name="ce2" office:value-type="float" office:value="2.07056239637943E-030" calcext:value-type="float">
            <text:p>2.07E-030</text:p>
          </table:table-cell>
          <table:table-cell table:style-name="ce2" office:value-type="float" office:value="-6.79267487531003E-033" calcext:value-type="float">
            <text:p>-6.79E-033</text:p>
          </table:table-cell>
          <table:table-cell table:style-name="ce2" office:value-type="float" office:value="-3.63385002094688E-034" calcext:value-type="float">
            <text:p>-3.63E-034</text:p>
          </table:table-cell>
          <table:table-cell table:style-name="ce2" office:value-type="float" office:value="4.01759785280761E-037" calcext:value-type="float">
            <text:p>4.02E-037</text:p>
          </table:table-cell>
          <table:table-cell table:style-name="ce2" office:value-type="float" office:value="6.35249347852664E-038" calcext:value-type="float">
            <text:p>6.35E-038</text:p>
          </table:table-cell>
          <table:table-cell table:style-name="ce2" office:value-type="float" office:value="6.3904844614667E-041" calcext:value-type="float">
            <text:p>6.39E-041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7723030308" calcext:value-type="float">
            <text:p>192.1177230303</text:p>
          </table:table-cell>
          <table:table-cell office:value-type="float" office:value="0.0159588523595288" calcext:value-type="float">
            <text:p>0.0159588524</text:p>
          </table:table-cell>
          <table:table-cell office:value-type="float" office:value="0.0399260728795396" calcext:value-type="float">
            <text:p>0.0399260729</text:p>
          </table:table-cell>
          <table:table-cell table:style-name="ce2" office:value-type="float" office:value="0.0000965665912250187" calcext:value-type="float">
            <text:p>9.66E-005</text:p>
          </table:table-cell>
          <table:table-cell table:style-name="ce2" office:value-type="float" office:value="0.00000035033898408771" calcext:value-type="float">
            <text:p>3.50E-007</text:p>
          </table:table-cell>
          <table:table-cell table:style-name="ce2" office:value-type="float" office:value="0.0000000015252157361828" calcext:value-type="float">
            <text:p>1.53E-009</text:p>
          </table:table-cell>
          <table:table-cell table:style-name="ce2" office:value-type="float" office:value="0.00000000000737787986162836" calcext:value-type="float">
            <text:p>7.38E-012</text:p>
          </table:table-cell>
          <table:table-cell table:style-name="ce2" office:value-type="float" office:value="0.0000000000000382379943009049" calcext:value-type="float">
            <text:p>3.82E-014</text:p>
          </table:table-cell>
          <table:table-cell table:style-name="ce2" office:value-type="float" office:value="2.08088427482878E-016" calcext:value-type="float">
            <text:p>2.08E-016</text:p>
          </table:table-cell>
          <table:table-cell table:style-name="ce2" office:value-type="float" office:value="1.17434315192279E-018" calcext:value-type="float">
            <text:p>1.17E-018</text:p>
          </table:table-cell>
          <table:table-cell table:style-name="ce2" office:value-type="float" office:value="6.81673745084455E-021" calcext:value-type="float">
            <text:p>6.82E-021</text:p>
          </table:table-cell>
          <table:table-cell table:style-name="ce2" office:value-type="float" office:value="4.04685787519689E-023" calcext:value-type="float">
            <text:p>4.05E-023</text:p>
          </table:table-cell>
          <table:table-cell table:style-name="ce2" office:value-type="float" office:value="2.44696787083804E-025" calcext:value-type="float">
            <text:p>2.45E-025</text:p>
          </table:table-cell>
          <table:table-cell table:style-name="ce2" office:value-type="float" office:value="1.50234321733291E-027" calcext:value-type="float">
            <text:p>1.50E-027</text:p>
          </table:table-cell>
          <table:table-cell table:style-name="ce2" office:value-type="float" office:value="9.34359341053841E-030" calcext:value-type="float">
            <text:p>9.34E-030</text:p>
          </table:table-cell>
          <table:table-cell table:style-name="ce2" office:value-type="float" office:value="5.87567256424964E-032" calcext:value-type="float">
            <text:p>5.88E-032</text:p>
          </table:table-cell>
          <table:table-cell table:style-name="ce2" office:value-type="float" office:value="3.7304154356454E-034" calcext:value-type="float">
            <text:p>3.73E-034</text:p>
          </table:table-cell>
          <table:table-cell table:style-name="ce2" office:value-type="float" office:value="2.38831220423374E-036" calcext:value-type="float">
            <text:p>2.39E-036</text:p>
          </table:table-cell>
          <table:table-cell table:style-name="ce2" office:value-type="float" office:value="1.54038803358595E-038" calcext:value-type="float">
            <text:p>1.54E-038</text:p>
          </table:table-cell>
          <table:table-cell table:style-name="ce2" office:value-type="float" office:value="1.00003918463267E-040" calcext:value-type="float">
            <text:p>1.00E-040</text:p>
          </table:table-cell>
          <table:table-cell table:style-name="ce2" office:value-type="float" office:value="6.5305699785581E-043" calcext:value-type="float">
            <text:p>6.53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office:value-type="float" office:value="0.00958066261384539" calcext:value-type="float">
            <text:p>0.0095806626</text:p>
          </table:table-cell>
          <table:table-cell table:style-name="ce2" office:value-type="float" office:value="0.0000268550890819388" calcext:value-type="float">
            <text:p>2.69E-005</text:p>
          </table:table-cell>
          <table:table-cell table:style-name="ce2" office:value-type="float" office:value="0.000000112914289752251" calcext:value-type="float">
            <text:p>1.13E-007</text:p>
          </table:table-cell>
          <table:table-cell table:style-name="ce2" office:value-type="float" office:value="0.000000000569708190117212" calcext:value-type="float">
            <text:p>5.70E-010</text:p>
          </table:table-cell>
          <table:table-cell table:style-name="ce2" office:value-type="float" office:value="0.00000000000319384260002648" calcext:value-type="float">
            <text:p>3.19E-012</text:p>
          </table:table-cell>
          <table:table-cell table:style-name="ce2" office:value-type="float" office:value="0.0000000000000191839387455147" calcext:value-type="float">
            <text:p>1.92E-014</text:p>
          </table:table-cell>
          <table:table-cell table:style-name="ce2" office:value-type="float" office:value="1.20990521265647E-016" calcext:value-type="float">
            <text:p>1.21E-016</text:p>
          </table:table-cell>
          <table:table-cell table:style-name="ce2" office:value-type="float" office:value="7.91332831613929E-019" calcext:value-type="float">
            <text:p>7.91E-019</text:p>
          </table:table-cell>
          <table:table-cell table:style-name="ce2" office:value-type="float" office:value="5.32355161347779E-021" calcext:value-type="float">
            <text:p>5.32E-021</text:p>
          </table:table-cell>
          <table:table-cell table:style-name="ce2" office:value-type="float" office:value="3.6627196888801E-023" calcext:value-type="float">
            <text:p>3.66E-023</text:p>
          </table:table-cell>
          <table:table-cell table:style-name="ce2" office:value-type="float" office:value="2.56669264062055E-025" calcext:value-type="float">
            <text:p>2.57E-025</text:p>
          </table:table-cell>
          <table:table-cell table:style-name="ce2" office:value-type="float" office:value="1.82635194595306E-027" calcext:value-type="float">
            <text:p>1.83E-027</text:p>
          </table:table-cell>
          <table:table-cell table:style-name="ce2" office:value-type="float" office:value="1.31613275830666E-029" calcext:value-type="float">
            <text:p>1.32E-029</text:p>
          </table:table-cell>
          <table:table-cell table:style-name="ce2" office:value-type="float" office:value="9.61169242540393E-032" calcext:value-type="float">
            <text:p>9.61E-032</text:p>
          </table:table-cell>
          <table:table-cell table:style-name="ce2" office:value-type="float" office:value="6.92930404916399E-034" calcext:value-type="float">
            <text:p>6.93E-034</text:p>
          </table:table-cell>
          <table:table-cell table:style-name="ce2" office:value-type="float" office:value="6.17161766964124E-036" calcext:value-type="float">
            <text:p>6.17E-036</text:p>
          </table:table-cell>
          <table:table-cell table:style-name="ce2" office:value-type="float" office:value="-2.79480021840911E-038" calcext:value-type="float">
            <text:p>-2.79E-038</text:p>
          </table:table-cell>
          <table:table-cell table:style-name="ce2" office:value-type="float" office:value="5.10757458559315E-039" calcext:value-type="float">
            <text:p>5.11E-039</text:p>
          </table:table-cell>
          <table:table-cell table:style-name="ce2" office:value-type="float" office:value="-3.4249584284271E-040" calcext:value-type="float">
            <text:p>-3.42E-04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table:style-name="ce2" office:value-type="float" office:value="0.00958066261384539" calcext:value-type="float">
            <text:p>9.58E-003</text:p>
          </table:table-cell>
          <table:table-cell table:style-name="ce2" office:value-type="float" office:value="0.0000268550890819388" calcext:value-type="float">
            <text:p>2.69E-005</text:p>
          </table:table-cell>
          <table:table-cell table:style-name="ce2" office:value-type="float" office:value="0.000000112914289752251" calcext:value-type="float">
            <text:p>1.13E-007</text:p>
          </table:table-cell>
          <table:table-cell table:style-name="ce2" office:value-type="float" office:value="0.000000000569708190117212" calcext:value-type="float">
            <text:p>5.70E-010</text:p>
          </table:table-cell>
          <table:table-cell table:style-name="ce2" office:value-type="float" office:value="0.00000000000319384260002648" calcext:value-type="float">
            <text:p>3.19E-012</text:p>
          </table:table-cell>
          <table:table-cell table:style-name="ce2" office:value-type="float" office:value="0.0000000000000191839387455147" calcext:value-type="float">
            <text:p>1.92E-014</text:p>
          </table:table-cell>
          <table:table-cell table:style-name="ce2" office:value-type="float" office:value="1.20990521265647E-016" calcext:value-type="float">
            <text:p>1.21E-016</text:p>
          </table:table-cell>
          <table:table-cell table:style-name="ce2" office:value-type="float" office:value="7.91332831613929E-019" calcext:value-type="float">
            <text:p>7.91E-019</text:p>
          </table:table-cell>
          <table:table-cell table:style-name="ce2" office:value-type="float" office:value="5.32355161347779E-021" calcext:value-type="float">
            <text:p>5.32E-021</text:p>
          </table:table-cell>
          <table:table-cell table:style-name="ce2" office:value-type="float" office:value="3.6627196888801E-023" calcext:value-type="float">
            <text:p>3.66E-023</text:p>
          </table:table-cell>
          <table:table-cell table:style-name="ce2" office:value-type="float" office:value="2.56669264062055E-025" calcext:value-type="float">
            <text:p>2.57E-025</text:p>
          </table:table-cell>
          <table:table-cell table:style-name="ce2" office:value-type="float" office:value="1.82635194595306E-027" calcext:value-type="float">
            <text:p>1.83E-027</text:p>
          </table:table-cell>
          <table:table-cell table:style-name="ce2" office:value-type="float" office:value="1.31613275830666E-029" calcext:value-type="float">
            <text:p>1.32E-029</text:p>
          </table:table-cell>
          <table:table-cell table:style-name="ce2" office:value-type="float" office:value="9.61169242540393E-032" calcext:value-type="float">
            <text:p>9.61E-032</text:p>
          </table:table-cell>
          <table:table-cell table:style-name="ce2" office:value-type="float" office:value="6.92930404916399E-034" calcext:value-type="float">
            <text:p>6.93E-034</text:p>
          </table:table-cell>
          <table:table-cell table:style-name="ce2" office:value-type="float" office:value="6.17161766964124E-036" calcext:value-type="float">
            <text:p>6.17E-036</text:p>
          </table:table-cell>
          <table:table-cell table:style-name="ce2" office:value-type="float" office:value="-2.79480021840911E-038" calcext:value-type="float">
            <text:p>-2.79E-038</text:p>
          </table:table-cell>
          <table:table-cell table:style-name="ce2" office:value-type="float" office:value="5.10757458559315E-039" calcext:value-type="float">
            <text:p>5.11E-039</text:p>
          </table:table-cell>
          <table:table-cell table:style-name="ce2" office:value-type="float" office:value="-3.4249584284271E-040" calcext:value-type="float">
            <text:p>-3.42E-04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201897368739507" calcext:value-type="float">
            <text:p>2.02E-010</text:p>
          </table:table-cell>
          <table:table-cell table:style-name="ce2" office:value-type="float" office:value="0.000000000000565928687967052" calcext:value-type="float">
            <text:p>5.66E-013</text:p>
          </table:table-cell>
          <table:table-cell table:style-name="ce2" office:value-type="float" office:value="0.000000000000073825196836081" calcext:value-type="float">
            <text:p>7.38E-014</text:p>
          </table:table-cell>
          <table:table-cell table:style-name="ce2" office:value-type="float" office:value="-4.85360956283157E-015" calcext:value-type="float">
            <text:p>-4.85E-015</text:p>
          </table:table-cell>
          <table:table-cell table:style-name="ce2" office:value-type="float" office:value="2.91364311728554E-016" calcext:value-type="float">
            <text:p>2.91E-016</text:p>
          </table:table-cell>
          <table:table-cell table:style-name="ce2" office:value-type="float" office:value="-1.72211045064208E-017" calcext:value-type="float">
            <text:p>-1.72E-017</text:p>
          </table:table-cell>
          <table:table-cell table:style-name="ce2" office:value-type="float" office:value="1.02473400399573E-018" calcext:value-type="float">
            <text:p>1.02E-018</text:p>
          </table:table-cell>
          <table:table-cell table:style-name="ce2" office:value-type="float" office:value="-6.17166078723262E-020" calcext:value-type="float">
            <text:p>-6.17E-020</text:p>
          </table:table-cell>
          <table:table-cell table:style-name="ce2" office:value-type="float" office:value="3.76534297932133E-021" calcext:value-type="float">
            <text:p>3.77E-021</text:p>
          </table:table-cell>
          <table:table-cell table:style-name="ce2" office:value-type="float" office:value="-2.3252400301451E-022" calcext:value-type="float">
            <text:p>-2.33E-022</text:p>
          </table:table-cell>
          <table:table-cell table:style-name="ce2" office:value-type="float" office:value="1.45146620338512E-023" calcext:value-type="float">
            <text:p>1.45E-023</text:p>
          </table:table-cell>
          <table:table-cell table:style-name="ce2" office:value-type="float" office:value="-9.14522004985587E-025" calcext:value-type="float">
            <text:p>-9.15E-025</text:p>
          </table:table-cell>
          <table:table-cell table:style-name="ce2" office:value-type="float" office:value="5.80819633596113E-026" calcext:value-type="float">
            <text:p>5.81E-026</text:p>
          </table:table-cell>
          <table:table-cell table:style-name="ce2" office:value-type="float" office:value="-3.71391029916999E-027" calcext:value-type="float">
            <text:p>-3.71E-027</text:p>
          </table:table-cell>
          <table:table-cell table:style-name="ce2" office:value-type="float" office:value="2.38850486272836E-028" calcext:value-type="float">
            <text:p>2.39E-028</text:p>
          </table:table-cell>
          <table:table-cell table:style-name="ce2" office:value-type="float" office:value="-1.54369379170066E-029" calcext:value-type="float">
            <text:p>-1.54E-029</text:p>
          </table:table-cell>
          <table:table-cell table:style-name="ce2" office:value-type="float" office:value="1.0019293048607E-030" calcext:value-type="float">
            <text:p>1.00E-030</text:p>
          </table:table-cell>
          <table:table-cell table:style-name="ce2" office:value-type="float" office:value="-6.52692871954979E-032" calcext:value-type="float">
            <text:p>-6.53E-032</text:p>
          </table:table-cell>
          <table:table-cell table:style-name="ce2" office:value-type="float" office:value="4.26555862107766E-033" calcext:value-type="float">
            <text:p>4.27E-03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339413896401598" calcext:value-type="float">
            <text:p>0.3394138964</text:p>
          </table:table-cell>
          <table:table-cell office:value-type="float" office:value="0.0191613252276908" calcext:value-type="float">
            <text:p>0.0191613252</text:p>
          </table:table-cell>
          <table:table-cell table:style-name="ce2" office:value-type="float" office:value="0.0000805652672458163" calcext:value-type="float">
            <text:p>8.06E-005</text:p>
          </table:table-cell>
          <table:table-cell table:style-name="ce2" office:value-type="float" office:value="0.000000451657159009002" calcext:value-type="float">
            <text:p>4.52E-007</text:p>
          </table:table-cell>
          <table:table-cell table:style-name="ce2" office:value-type="float" office:value="0.00000000284854095058606" calcext:value-type="float">
            <text:p>2.85E-009</text:p>
          </table:table-cell>
          <table:table-cell table:style-name="ce2" office:value-type="float" office:value="0.0000000000191630556001589" calcext:value-type="float">
            <text:p>1.92E-011</text:p>
          </table:table-cell>
          <table:table-cell table:style-name="ce2" office:value-type="float" office:value="0.000000000000134287571218603" calcext:value-type="float">
            <text:p>1.34E-013</text:p>
          </table:table-cell>
          <table:table-cell table:style-name="ce2" office:value-type="float" office:value="9.67924170125173E-016" calcext:value-type="float">
            <text:p>9.68E-016</text:p>
          </table:table-cell>
          <table:table-cell table:style-name="ce2" office:value-type="float" office:value="7.12199548452536E-018" calcext:value-type="float">
            <text:p>7.12E-018</text:p>
          </table:table-cell>
          <table:table-cell table:style-name="ce2" office:value-type="float" office:value="5.32355161347779E-020" calcext:value-type="float">
            <text:p>5.32E-020</text:p>
          </table:table-cell>
          <table:table-cell table:style-name="ce2" office:value-type="float" office:value="4.02899165776811E-022" calcext:value-type="float">
            <text:p>4.03E-022</text:p>
          </table:table-cell>
          <table:table-cell table:style-name="ce2" office:value-type="float" office:value="3.08003116874466E-024" calcext:value-type="float">
            <text:p>3.08E-024</text:p>
          </table:table-cell>
          <table:table-cell table:style-name="ce2" office:value-type="float" office:value="2.37425752973898E-026" calcext:value-type="float">
            <text:p>2.37E-026</text:p>
          </table:table-cell>
          <table:table-cell table:style-name="ce2" office:value-type="float" office:value="1.84258586162932E-028" calcext:value-type="float">
            <text:p>1.84E-028</text:p>
          </table:table-cell>
          <table:table-cell table:style-name="ce2" office:value-type="float" office:value="1.44175386381059E-030" calcext:value-type="float">
            <text:p>1.44E-030</text:p>
          </table:table-cell>
          <table:table-cell table:style-name="ce2" office:value-type="float" office:value="1.10868864786624E-032" calcext:value-type="float">
            <text:p>1.11E-032</text:p>
          </table:table-cell>
          <table:table-cell table:style-name="ce2" office:value-type="float" office:value="1.04917500383901E-034" calcext:value-type="float">
            <text:p>1.05E-034</text:p>
          </table:table-cell>
          <table:table-cell table:style-name="ce2" office:value-type="float" office:value="-5.0306403931364E-037" calcext:value-type="float">
            <text:p>-5.03E-037</text:p>
          </table:table-cell>
          <table:table-cell table:style-name="ce2" office:value-type="float" office:value="9.70439171262699E-038" calcext:value-type="float">
            <text:p>9.70E-038</text:p>
          </table:table-cell>
          <table:table-cell table:style-name="ce2" office:value-type="float" office:value="-6.84991685685421E-039" calcext:value-type="float">
            <text:p>-6.85E-039</text:p>
          </table:table-cell>
          <table:table-cell table:style-name="ce2" office:value-type="float" office:value="5.18151783208413E-040" calcext:value-type="float">
            <text:p>5.18E-040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339413896401598" calcext:value-type="float">
            <text:p>0.3394138964</text:p>
          </table:table-cell>
          <table:table-cell table:style-name="ce2" office:value-type="float" office:value="0.0191613252276908" calcext:value-type="float">
            <text:p>1.92E-002</text:p>
          </table:table-cell>
          <table:table-cell table:style-name="ce2" office:value-type="float" office:value="0.0000805652672458163" calcext:value-type="float">
            <text:p>8.06E-005</text:p>
          </table:table-cell>
          <table:table-cell table:style-name="ce2" office:value-type="float" office:value="0.000000451657159009002" calcext:value-type="float">
            <text:p>4.52E-007</text:p>
          </table:table-cell>
          <table:table-cell table:style-name="ce2" office:value-type="float" office:value="0.00000000284854095058606" calcext:value-type="float">
            <text:p>2.85E-009</text:p>
          </table:table-cell>
          <table:table-cell table:style-name="ce2" office:value-type="float" office:value="0.0000000000191630556001589" calcext:value-type="float">
            <text:p>1.92E-011</text:p>
          </table:table-cell>
          <table:table-cell table:style-name="ce2" office:value-type="float" office:value="0.000000000000134287571218603" calcext:value-type="float">
            <text:p>1.34E-013</text:p>
          </table:table-cell>
          <table:table-cell table:style-name="ce2" office:value-type="float" office:value="9.67924170125173E-016" calcext:value-type="float">
            <text:p>9.68E-016</text:p>
          </table:table-cell>
          <table:table-cell table:style-name="ce2" office:value-type="float" office:value="7.12199548452536E-018" calcext:value-type="float">
            <text:p>7.12E-018</text:p>
          </table:table-cell>
          <table:table-cell table:style-name="ce2" office:value-type="float" office:value="5.32355161347779E-020" calcext:value-type="float">
            <text:p>5.32E-020</text:p>
          </table:table-cell>
          <table:table-cell table:style-name="ce2" office:value-type="float" office:value="4.02899165776811E-022" calcext:value-type="float">
            <text:p>4.03E-022</text:p>
          </table:table-cell>
          <table:table-cell table:style-name="ce2" office:value-type="float" office:value="3.08003116874466E-024" calcext:value-type="float">
            <text:p>3.08E-024</text:p>
          </table:table-cell>
          <table:table-cell table:style-name="ce2" office:value-type="float" office:value="2.37425752973898E-026" calcext:value-type="float">
            <text:p>2.37E-026</text:p>
          </table:table-cell>
          <table:table-cell table:style-name="ce2" office:value-type="float" office:value="1.84258586162932E-028" calcext:value-type="float">
            <text:p>1.84E-028</text:p>
          </table:table-cell>
          <table:table-cell table:style-name="ce2" office:value-type="float" office:value="1.44175386381059E-030" calcext:value-type="float">
            <text:p>1.44E-030</text:p>
          </table:table-cell>
          <table:table-cell table:style-name="ce2" office:value-type="float" office:value="1.10868864786624E-032" calcext:value-type="float">
            <text:p>1.11E-032</text:p>
          </table:table-cell>
          <table:table-cell table:style-name="ce2" office:value-type="float" office:value="1.04917500383901E-034" calcext:value-type="float">
            <text:p>1.05E-034</text:p>
          </table:table-cell>
          <table:table-cell table:style-name="ce2" office:value-type="float" office:value="-5.0306403931364E-037" calcext:value-type="float">
            <text:p>-5.03E-037</text:p>
          </table:table-cell>
          <table:table-cell table:style-name="ce2" office:value-type="float" office:value="9.70439171262699E-038" calcext:value-type="float">
            <text:p>9.70E-038</text:p>
          </table:table-cell>
          <table:table-cell table:style-name="ce2" office:value-type="float" office:value="-6.84991685685421E-039" calcext:value-type="float">
            <text:p>-6.85E-039</text:p>
          </table:table-cell>
          <table:table-cell table:style-name="ce2" office:value-type="float" office:value="5.18151783208413E-040" calcext:value-type="float">
            <text:p>5.18E-040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00000403794737479014" calcext:value-type="float">
            <text:p>4.04E-010</text:p>
          </table:table-cell>
          <table:table-cell table:style-name="ce2" office:value-type="float" office:value="0.00000000000169778606390115" calcext:value-type="float">
            <text:p>1.70E-012</text:p>
          </table:table-cell>
          <table:table-cell table:style-name="ce2" office:value-type="float" office:value="0.000000000000295300787344324" calcext:value-type="float">
            <text:p>2.95E-013</text:p>
          </table:table-cell>
          <table:table-cell table:style-name="ce2" office:value-type="float" office:value="-0.0000000000000242680478141579" calcext:value-type="float">
            <text:p>-2.43E-014</text:p>
          </table:table-cell>
          <table:table-cell table:style-name="ce2" office:value-type="float" office:value="1.74818587037132E-015" calcext:value-type="float">
            <text:p>1.75E-015</text:p>
          </table:table-cell>
          <table:table-cell table:style-name="ce2" office:value-type="float" office:value="-1.20547731544946E-016" calcext:value-type="float">
            <text:p>-1.21E-016</text:p>
          </table:table-cell>
          <table:table-cell table:style-name="ce2" office:value-type="float" office:value="8.1978720319658E-018" calcext:value-type="float">
            <text:p>8.20E-018</text:p>
          </table:table-cell>
          <table:table-cell table:style-name="ce2" office:value-type="float" office:value="-5.55449470850936E-019" calcext:value-type="float">
            <text:p>-5.55E-019</text:p>
          </table:table-cell>
          <table:table-cell table:style-name="ce2" office:value-type="float" office:value="3.76534297932134E-020" calcext:value-type="float">
            <text:p>3.77E-020</text:p>
          </table:table-cell>
          <table:table-cell table:style-name="ce2" office:value-type="float" office:value="-2.55776403315961E-021" calcext:value-type="float">
            <text:p>-2.56E-021</text:p>
          </table:table-cell>
          <table:table-cell table:style-name="ce2" office:value-type="float" office:value="1.74175944406214E-022" calcext:value-type="float">
            <text:p>1.74E-022</text:p>
          </table:table-cell>
          <table:table-cell table:style-name="ce2" office:value-type="float" office:value="-1.18887860648126E-023" calcext:value-type="float">
            <text:p>-1.19E-023</text:p>
          </table:table-cell>
          <table:table-cell table:style-name="ce2" office:value-type="float" office:value="8.13147487034558E-025" calcext:value-type="float">
            <text:p>8.13E-025</text:p>
          </table:table-cell>
          <table:table-cell table:style-name="ce2" office:value-type="float" office:value="-5.57086544875498E-026" calcext:value-type="float">
            <text:p>-5.57E-026</text:p>
          </table:table-cell>
          <table:table-cell table:style-name="ce2" office:value-type="float" office:value="3.82160778036538E-027" calcext:value-type="float">
            <text:p>3.82E-027</text:p>
          </table:table-cell>
          <table:table-cell table:style-name="ce2" office:value-type="float" office:value="-2.62427944589113E-028" calcext:value-type="float">
            <text:p>-2.62E-028</text:p>
          </table:table-cell>
          <table:table-cell table:style-name="ce2" office:value-type="float" office:value="1.80347274874927E-029" calcext:value-type="float">
            <text:p>1.80E-029</text:p>
          </table:table-cell>
          <table:table-cell table:style-name="ce2" office:value-type="float" office:value="-1.24011645671446E-030" calcext:value-type="float">
            <text:p>-1.24E-030</text:p>
          </table:table-cell>
          <table:table-cell table:style-name="ce2" office:value-type="float" office:value="8.53111724215533E-032" calcext:value-type="float">
            <text:p>8.53E-032</text:p>
          </table:table-cell>
          <table:table-cell table:style-name="ce2" office:value-type="float" office:value="-5.87073648781431E-033" calcext:value-type="float">
            <text:p>-5.87E-033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95.584903223333" calcext:value-type="float">
            <text:p>195.5849032233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1" calcext:value-type="float">
            <text:p>0.0013058542</text:p>
          </table:table-cell>
          <table:table-cell table:style-name="ce2" office:value-type="float" office:value="0.00000666093369401392" calcext:value-type="float">
            <text:p>6.66E-006</text:p>
          </table:table-cell>
          <table:table-cell table:style-name="ce2" office:value-type="float" office:value="0.0000000372559372658928" calcext:value-type="float">
            <text:p>3.73E-008</text:p>
          </table:table-cell>
          <table:table-cell table:style-name="ce2" office:value-type="float" office:value="0.000000000222776397306735" calcext:value-type="float">
            <text:p>2.23E-010</text:p>
          </table:table-cell>
          <table:table-cell table:style-name="ce2" office:value-type="float" office:value="0.00000000000139861865872567" calcext:value-type="float">
            <text:p>1.40E-012</text:p>
          </table:table-cell>
          <table:table-cell table:style-name="ce2" office:value-type="float" office:value="9.10952201042908E-015" calcext:value-type="float">
            <text:p>9.11E-015</text:p>
          </table:table-cell>
          <table:table-cell table:style-name="ce2" office:value-type="float" office:value="6.10562310027387E-017" calcext:value-type="float">
            <text:p>6.11E-017</text:p>
          </table:table-cell>
          <table:table-cell table:style-name="ce2" office:value-type="float" office:value="4.18710756182393E-019" calcext:value-type="float">
            <text:p>4.19E-019</text:p>
          </table:table-cell>
          <table:table-cell table:style-name="ce2" office:value-type="float" office:value="2.92571446955834E-021" calcext:value-type="float">
            <text:p>2.93E-021</text:p>
          </table:table-cell>
          <table:table-cell table:style-name="ce2" office:value-type="float" office:value="2.07649099482526E-023" calcext:value-type="float">
            <text:p>2.08E-023</text:p>
          </table:table-cell>
          <table:table-cell table:style-name="ce2" office:value-type="float" office:value="1.49302886425257E-025" calcext:value-type="float">
            <text:p>1.49E-025</text:p>
          </table:table-cell>
          <table:table-cell table:style-name="ce2" office:value-type="float" office:value="1.08778630955325E-027" calcext:value-type="float">
            <text:p>1.09E-027</text:p>
          </table:table-cell>
          <table:table-cell table:style-name="ce2" office:value-type="float" office:value="7.85191206788687E-030" calcext:value-type="float">
            <text:p>7.85E-030</text:p>
          </table:table-cell>
          <table:table-cell table:style-name="ce2" office:value-type="float" office:value="6.80531476527731E-032" calcext:value-type="float">
            <text:p>6.81E-032</text:p>
          </table:table-cell>
          <table:table-cell table:style-name="ce2" office:value-type="float" office:value="-2.03334681426825E-034" calcext:value-type="float">
            <text:p>-2.03E-034</text:p>
          </table:table-cell>
          <table:table-cell table:style-name="ce2" office:value-type="float" office:value="4.95308608758481E-035" calcext:value-type="float">
            <text:p>4.95E-035</text:p>
          </table:table-cell>
          <table:table-cell table:style-name="ce2" office:value-type="float" office:value="-3.28527815691972E-036" calcext:value-type="float">
            <text:p>-3.29E-036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299507515.6602" calcext:value-type="float">
            <text:p>39299507515.6602</text:p>
          </table:table-cell>
          <table:table-cell office:value-type="float" office:value="16645261.0486364" calcext:value-type="float">
            <text:p>16645261.0486364</text:p>
          </table:table-cell>
          <table:table-cell office:value-type="float" office:value="472197.113194648" calcext:value-type="float">
            <text:p>472197.113194648</text:p>
          </table:table-cell>
          <table:table-cell office:value-type="float" office:value="1449.78488836354" calcext:value-type="float">
            <text:p>1449.7848883635</text:p>
          </table:table-cell>
          <table:table-cell office:value-type="float" office:value="7.79111996723568" calcext:value-type="float">
            <text:p>7.7911199672</text:p>
          </table:table-cell>
          <table:table-cell office:value-type="float" office:value="0.0402903739812741" calcext:value-type="float">
            <text:p>0.040290374</text:p>
          </table:table-cell>
          <table:table-cell table:style-name="ce2" office:value-type="float" office:value="0.000227445937498415" calcext:value-type="float">
            <text:p>2.27E-004</text:p>
          </table:table-cell>
          <table:table-cell table:style-name="ce2" office:value-type="float" office:value="0.00000136121090387669" calcext:value-type="float">
            <text:p>1.36E-006</text:p>
          </table:table-cell>
          <table:table-cell table:style-name="ce2" office:value-type="float" office:value="0.00000000853044881932793" calcext:value-type="float">
            <text:p>8.53E-009</text:p>
          </table:table-cell>
          <table:table-cell table:style-name="ce2" office:value-type="float" office:value="0.0000000000554170559677791" calcext:value-type="float">
            <text:p>5.54E-011</text:p>
          </table:table-cell>
          <table:table-cell table:style-name="ce2" office:value-type="float" office:value="0.000000000000370420591699575" calcext:value-type="float">
            <text:p>3.70E-013</text:p>
          </table:table-cell>
          <table:table-cell table:style-name="ce2" office:value-type="float" office:value="2.53361330583138E-015" calcext:value-type="float">
            <text:p>2.53E-015</text:p>
          </table:table-cell>
          <table:table-cell table:style-name="ce2" office:value-type="float" office:value="1.7660283916516E-017" calcext:value-type="float">
            <text:p>1.77E-017</text:p>
          </table:table-cell>
          <table:table-cell table:style-name="ce2" office:value-type="float" office:value="1.25060555664257E-019" calcext:value-type="float">
            <text:p>1.25E-019</text:p>
          </table:table-cell>
          <table:table-cell table:style-name="ce2" office:value-type="float" office:value="8.97386852723553E-022" calcext:value-type="float">
            <text:p>8.97E-022</text:p>
          </table:table-cell>
          <table:table-cell table:style-name="ce2" office:value-type="float" office:value="6.52420010818819E-024" calcext:value-type="float">
            <text:p>6.52E-024</text:p>
          </table:table-cell>
          <table:table-cell table:style-name="ce2" office:value-type="float" office:value="4.71355860016801E-026" calcext:value-type="float">
            <text:p>4.71E-026</text:p>
          </table:table-cell>
          <table:table-cell table:style-name="ce2" office:value-type="float" office:value="3.98978160230166E-028" calcext:value-type="float">
            <text:p>3.99E-028</text:p>
          </table:table-cell>
          <table:table-cell table:style-name="ce2" office:value-type="float" office:value="-6.48822523721326E-031" calcext:value-type="float">
            <text:p>-6.49E-031</text:p>
          </table:table-cell>
          <table:table-cell table:style-name="ce2" office:value-type="float" office:value="2.55169326679037E-031" calcext:value-type="float">
            <text:p>2.55E-031</text:p>
          </table:table-cell>
          <table:table-cell table:style-name="ce2" office:value-type="float" office:value="-1.67121810274265E-032" calcext:value-type="float">
            <text:p>-1.67E-03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5.18682707367538E-026" calcext:value-type="float">
            <text:p>-5.19E-026</text:p>
          </table:table-cell>
          <table:table-cell table:style-name="ce2" office:value-type="float" office:value="-9.33205899399587E-029" calcext:value-type="float">
            <text:p>-9.33E-029</text:p>
          </table:table-cell>
          <table:table-cell table:style-name="ce2" office:value-type="float" office:value="-1.50691428264718E-029" calcext:value-type="float">
            <text:p>-1.51E-029</text:p>
          </table:table-cell>
          <table:table-cell table:style-name="ce2" office:value-type="float" office:value="-6.39876753870016E-033" calcext:value-type="float">
            <text:p>-6.40E-033</text:p>
          </table:table-cell>
          <table:table-cell table:style-name="ce2" office:value-type="float" office:value="9.33068134903915E-034" calcext:value-type="float">
            <text:p>9.33E-034</text:p>
          </table:table-cell>
          <table:table-cell table:style-name="ce2" office:value-type="float" office:value="4.9647360159169E-036" calcext:value-type="float">
            <text:p>4.96E-036</text:p>
          </table:table-cell>
          <table:table-cell table:style-name="ce2" office:value-type="float" office:value="-5.92895739859308E-039" calcext:value-type="float">
            <text:p>-5.93E-039</text:p>
          </table:table-cell>
          <table:table-cell table:style-name="ce2" office:value-type="float" office:value="1.54418147788127E-040" calcext:value-type="float">
            <text:p>1.54E-040</text:p>
          </table:table-cell>
          <table:table-cell table:style-name="ce2" office:value-type="float" office:value="-1.16530278630057E-043" calcext:value-type="float">
            <text:p>-1.17E-043</text:p>
          </table:table-cell>
          <table:table-cell table:style-name="ce2" office:value-type="float" office:value="-1.45058990820683E-045" calcext:value-type="float">
            <text:p>-1.45E-045</text:p>
          </table:table-cell>
          <table:table-cell table:style-name="ce2" office:value-type="float" office:value="4.83302198259447E-047" calcext:value-type="float">
            <text:p>4.83E-047</text:p>
          </table:table-cell>
          <table:table-cell table:style-name="ce2" office:value-type="float" office:value="-2.3877443170853E-050" calcext:value-type="float">
            <text:p>-2.39E-050</text:p>
          </table:table-cell>
          <table:table-cell table:style-name="ce2" office:value-type="float" office:value="-3.68274644579242E-052" calcext:value-type="float">
            <text:p>-3.68E-052</text:p>
          </table:table-cell>
          <table:table-cell table:style-name="ce2" office:value-type="float" office:value="-1.03571924006819E-054" calcext:value-type="float">
            <text:p>-1.04E-054</text:p>
          </table:table-cell>
          <table:table-cell table:style-name="ce2" office:value-type="float" office:value="-2.2592708057315E-055" calcext:value-type="float">
            <text:p>-2.26E-055</text:p>
          </table:table-cell>
          <table:table-cell table:style-name="ce2" office:value-type="float" office:value="-7.14606692056318E-058" calcext:value-type="float">
            <text:p>-7.15E-058</text:p>
          </table:table-cell>
          <table:table-cell table:style-name="ce2" office:value-type="float" office:value="1.74705721432972E-058" calcext:value-type="float">
            <text:p>1.75E-058</text:p>
          </table:table-cell>
          <table:table-cell table:style-name="ce2" office:value-type="float" office:value="-1.9513813673016E-059" calcext:value-type="float">
            <text:p>-1.95E-059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0000593838416703129" calcext:value-type="float">
            <text:p>5.94E-014</text:p>
          </table:table-cell>
          <table:table-cell table:style-name="ce2" office:value-type="float" office:value="1.58071970507828E-016" calcext:value-type="float">
            <text:p>1.58E-016</text:p>
          </table:table-cell>
          <table:table-cell table:style-name="ce2" office:value-type="float" office:value="2.14551480414355E-017" calcext:value-type="float">
            <text:p>2.15E-017</text:p>
          </table:table-cell>
          <table:table-cell table:style-name="ce2" office:value-type="float" office:value="-1.43190902189513E-018" calcext:value-type="float">
            <text:p>-1.43E-018</text:p>
          </table:table-cell>
          <table:table-cell table:style-name="ce2" office:value-type="float" office:value="8.58107546309243E-020" calcext:value-type="float">
            <text:p>8.58E-020</text:p>
          </table:table-cell>
          <table:table-cell table:style-name="ce2" office:value-type="float" office:value="-5.07189349352299E-021" calcext:value-type="float">
            <text:p>-5.07E-021</text:p>
          </table:table-cell>
          <table:table-cell table:style-name="ce2" office:value-type="float" office:value="3.01792802854435E-022" calcext:value-type="float">
            <text:p>3.02E-022</text:p>
          </table:table-cell>
          <table:table-cell table:style-name="ce2" office:value-type="float" office:value="-1.81759277957898E-023" calcext:value-type="float">
            <text:p>-1.82E-023</text:p>
          </table:table-cell>
          <table:table-cell table:style-name="ce2" office:value-type="float" office:value="1.10891237946418E-024" calcext:value-type="float">
            <text:p>1.11E-024</text:p>
          </table:table-cell>
          <table:table-cell table:style-name="ce2" office:value-type="float" office:value="-6.84792952876928E-026" calcext:value-type="float">
            <text:p>-6.85E-026</text:p>
          </table:table-cell>
          <table:table-cell table:style-name="ce2" office:value-type="float" office:value="4.27461976039198E-027" calcext:value-type="float">
            <text:p>4.27E-027</text:p>
          </table:table-cell>
          <table:table-cell table:style-name="ce2" office:value-type="float" office:value="-2.69329509148196E-028" calcext:value-type="float">
            <text:p>-2.69E-028</text:p>
          </table:table-cell>
          <table:table-cell table:style-name="ce2" office:value-type="float" office:value="1.71052877296273E-029" calcext:value-type="float">
            <text:p>1.71E-029</text:p>
          </table:table-cell>
          <table:table-cell table:style-name="ce2" office:value-type="float" office:value="-1.09375460239918E-030" calcext:value-type="float">
            <text:p>-1.09E-030</text:p>
          </table:table-cell>
          <table:table-cell table:style-name="ce2" office:value-type="float" office:value="7.03418942977742E-032" calcext:value-type="float">
            <text:p>7.03E-032</text:p>
          </table:table-cell>
          <table:table-cell table:style-name="ce2" office:value-type="float" office:value="-4.54620047951314E-033" calcext:value-type="float">
            <text:p>-4.55E-033</text:p>
          </table:table-cell>
          <table:table-cell table:style-name="ce2" office:value-type="float" office:value="2.95069312056704E-034" calcext:value-type="float">
            <text:p>2.95E-034</text:p>
          </table:table-cell>
          <table:table-cell table:style-name="ce2" office:value-type="float" office:value="-1.92218600768814E-035" calcext:value-type="float">
            <text:p>-1.92E-035</text:p>
          </table:table-cell>
          <table:table-cell table:style-name="ce2" office:value-type="float" office:value="1.25620948105557E-036" calcext:value-type="float">
            <text:p>1.26E-036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0.0000000000315791856196624" calcext:value-type="float">
            <text:p>-3.16E-011</text:p>
          </table:table-cell>
          <table:table-cell table:style-name="ce2" office:value-type="float" office:value="0.00000000000385730937565146" calcext:value-type="float">
            <text:p>3.86E-012</text:p>
          </table:table-cell>
          <table:table-cell table:style-name="ce2" office:value-type="float" office:value="-0.000000000000352666997834276" calcext:value-type="float">
            <text:p>-3.53E-013</text:p>
          </table:table-cell>
          <table:table-cell table:style-name="ce2" office:value-type="float" office:value="0.0000000000000294023673649835" calcext:value-type="float">
            <text:p>2.94E-014</text:p>
          </table:table-cell>
          <table:table-cell table:style-name="ce2" office:value-type="float" office:value="-2.34203716323347E-015" calcext:value-type="float">
            <text:p>-2.34E-015</text:p>
          </table:table-cell>
          <table:table-cell table:style-name="ce2" office:value-type="float" office:value="1.81783934475795E-016" calcext:value-type="float">
            <text:p>1.82E-016</text:p>
          </table:table-cell>
          <table:table-cell table:style-name="ce2" office:value-type="float" office:value="-1.38842981350216E-017" calcext:value-type="float">
            <text:p>-1.39E-017</text:p>
          </table:table-cell>
          <table:table-cell table:style-name="ce2" office:value-type="float" office:value="1.04903066979645E-018" calcext:value-type="float">
            <text:p>1.05E-018</text:p>
          </table:table-cell>
          <table:table-cell table:style-name="ce2" office:value-type="float" office:value="-7.86395842732585E-020" calcext:value-type="float">
            <text:p>-7.86E-020</text:p>
          </table:table-cell>
          <table:table-cell table:style-name="ce2" office:value-type="float" office:value="5.85924296129912E-021" calcext:value-type="float">
            <text:p>5.86E-021</text:p>
          </table:table-cell>
          <table:table-cell table:style-name="ce2" office:value-type="float" office:value="-4.3436444042956E-022" calcext:value-type="float">
            <text:p>-4.34E-022</text:p>
          </table:table-cell>
          <table:table-cell table:style-name="ce2" office:value-type="float" office:value="3.20613968250392E-023" calcext:value-type="float">
            <text:p>3.21E-023</text:p>
          </table:table-cell>
          <table:table-cell table:style-name="ce2" office:value-type="float" office:value="-2.35743024159746E-024" calcext:value-type="float">
            <text:p>-2.36E-024</text:p>
          </table:table-cell>
          <table:table-cell table:style-name="ce2" office:value-type="float" office:value="1.7273707335531E-025" calcext:value-type="float">
            <text:p>1.73E-025</text:p>
          </table:table-cell>
          <table:table-cell table:style-name="ce2" office:value-type="float" office:value="-1.26169685542538E-026" calcext:value-type="float">
            <text:p>-1.26E-026</text:p>
          </table:table-cell>
          <table:table-cell table:style-name="ce2" office:value-type="float" office:value="9.18885133138263E-028" calcext:value-type="float">
            <text:p>9.19E-028</text:p>
          </table:table-cell>
          <table:table-cell table:style-name="ce2" office:value-type="float" office:value="-6.67429505846445E-029" calcext:value-type="float">
            <text:p>-6.67E-029</text:p>
          </table:table-cell>
          <table:table-cell table:style-name="ce2" office:value-type="float" office:value="4.83591828045752E-030" calcext:value-type="float">
            <text:p>4.84E-030</text:p>
          </table:table-cell>
          <table:table-cell table:style-name="ce2" office:value-type="float" office:value="-3.49594816482983E-031" calcext:value-type="float">
            <text:p>-3.50E-031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office:value-type="float" office:value="0.000113936493595247" calcext:value-type="float">
            <text:p>0.0001139365</text:p>
          </table:table-cell>
          <table:table-cell table:style-name="ce2" office:value-type="float" office:value="0.000000638739679813418" calcext:value-type="float">
            <text:p>6.39E-007</text:p>
          </table:table-cell>
          <table:table-cell table:style-name="ce2" office:value-type="float" office:value="0.00000000402844524529499" calcext:value-type="float">
            <text:p>4.03E-009</text:p>
          </table:table-cell>
          <table:table-cell table:style-name="ce2" office:value-type="float" office:value="0.0000000000271006531261798" calcext:value-type="float">
            <text:p>2.71E-011</text:p>
          </table:table-cell>
          <table:table-cell table:style-name="ce2" office:value-type="float" office:value="0.000000000000189911304480946" calcext:value-type="float">
            <text:p>1.90E-013</text:p>
          </table:table-cell>
          <table:table-cell table:style-name="ce2" office:value-type="float" office:value="1.36885148833804E-015" calcext:value-type="float">
            <text:p>1.37E-015</text:p>
          </table:table-cell>
          <table:table-cell table:style-name="ce2" office:value-type="float" office:value="1.00720226350086E-017" calcext:value-type="float">
            <text:p>1.01E-017</text:p>
          </table:table-cell>
          <table:table-cell table:style-name="ce2" office:value-type="float" office:value="7.52863867326832E-020" calcext:value-type="float">
            <text:p>7.53E-020</text:p>
          </table:table-cell>
          <table:table-cell table:style-name="ce2" office:value-type="float" office:value="5.69785625356505E-022" calcext:value-type="float">
            <text:p>5.70E-022</text:p>
          </table:table-cell>
          <table:table-cell table:style-name="ce2" office:value-type="float" office:value="4.35581003953733E-024" calcext:value-type="float">
            <text:p>4.36E-024</text:p>
          </table:table-cell>
          <table:table-cell table:style-name="ce2" office:value-type="float" office:value="3.35779370351889E-026" calcext:value-type="float">
            <text:p>3.36E-026</text:p>
          </table:table-cell>
          <table:table-cell table:style-name="ce2" office:value-type="float" office:value="2.60517818537362E-028" calcext:value-type="float">
            <text:p>2.61E-028</text:p>
          </table:table-cell>
          <table:table-cell table:style-name="ce2" office:value-type="float" office:value="2.04354849422516E-030" calcext:value-type="float">
            <text:p>2.04E-030</text:p>
          </table:table-cell>
          <table:table-cell table:style-name="ce2" office:value-type="float" office:value="1.53450696493527E-032" calcext:value-type="float">
            <text:p>1.53E-032</text:p>
          </table:table-cell>
          <table:table-cell table:style-name="ce2" office:value-type="float" office:value="1.7258590732999E-034" calcext:value-type="float">
            <text:p>1.73E-034</text:p>
          </table:table-cell>
          <table:table-cell table:style-name="ce2" office:value-type="float" office:value="-2.46144920510144E-036" calcext:value-type="float">
            <text:p>-2.46E-036</text:p>
          </table:table-cell>
          <table:table-cell table:style-name="ce2" office:value-type="float" office:value="2.63468119571068E-037" calcext:value-type="float">
            <text:p>2.63E-037</text:p>
          </table:table-cell>
          <table:table-cell table:style-name="ce2" office:value-type="float" office:value="-1.87739994756367E-038" calcext:value-type="float">
            <text:p>-1.88E-038</text:p>
          </table:table-cell>
          <table:table-cell table:style-name="ce2" office:value-type="float" office:value="1.38571790029816E-039" calcext:value-type="float">
            <text:p>1.39E-039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1" calcext:value-type="float">
            <text:p>0.0013058542</text:p>
          </table:table-cell>
          <table:table-cell table:style-name="ce2" office:value-type="float" office:value="0.00000666093369401392" calcext:value-type="float">
            <text:p>6.66E-006</text:p>
          </table:table-cell>
          <table:table-cell table:style-name="ce2" office:value-type="float" office:value="0.0000000372559372658928" calcext:value-type="float">
            <text:p>3.73E-008</text:p>
          </table:table-cell>
          <table:table-cell table:style-name="ce2" office:value-type="float" office:value="0.000000000222776397306737" calcext:value-type="float">
            <text:p>2.23E-010</text:p>
          </table:table-cell>
          <table:table-cell table:style-name="ce2" office:value-type="float" office:value="0.00000000000139861865872556" calcext:value-type="float">
            <text:p>1.40E-012</text:p>
          </table:table-cell>
          <table:table-cell table:style-name="ce2" office:value-type="float" office:value="9.10952201043643E-015" calcext:value-type="float">
            <text:p>9.11E-015</text:p>
          </table:table-cell>
          <table:table-cell table:style-name="ce2" office:value-type="float" office:value="6.10562310022778E-017" calcext:value-type="float">
            <text:p>6.11E-017</text:p>
          </table:table-cell>
          <table:table-cell table:style-name="ce2" office:value-type="float" office:value="4.18710756211525E-019" calcext:value-type="float">
            <text:p>4.19E-019</text:p>
          </table:table-cell>
          <table:table-cell table:style-name="ce2" office:value-type="float" office:value="2.92571446770441E-021" calcext:value-type="float">
            <text:p>2.93E-021</text:p>
          </table:table-cell>
          <table:table-cell table:style-name="ce2" office:value-type="float" office:value="2.07649100669777E-023" calcext:value-type="float">
            <text:p>2.08E-023</text:p>
          </table:table-cell>
          <table:table-cell table:style-name="ce2" office:value-type="float" office:value="1.49302878778738E-025" calcext:value-type="float">
            <text:p>1.49E-025</text:p>
          </table:table-cell>
          <table:table-cell table:style-name="ce2" office:value-type="float" office:value="1.0877868045453E-027" calcext:value-type="float">
            <text:p>1.09E-027</text:p>
          </table:table-cell>
          <table:table-cell table:style-name="ce2" office:value-type="float" office:value="7.85187987963797E-030" calcext:value-type="float">
            <text:p>7.85E-030</text:p>
          </table:table-cell>
          <table:table-cell table:style-name="ce2" office:value-type="float" office:value="6.80552491675832E-032" calcext:value-type="float">
            <text:p>6.81E-032</text:p>
          </table:table-cell>
          <table:table-cell table:style-name="ce2" office:value-type="float" office:value="-2.03472370308715E-034" calcext:value-type="float">
            <text:p>-2.03E-034</text:p>
          </table:table-cell>
          <table:table-cell table:style-name="ce2" office:value-type="float" office:value="4.95399102141907E-035" calcext:value-type="float">
            <text:p>4.95E-035</text:p>
          </table:table-cell>
          <table:table-cell table:style-name="ce2" office:value-type="float" office:value="-3.28587454690699E-036" calcext:value-type="float">
            <text:p>-3.29E-036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9.8704539932" calcext:value-type="float">
            <text:p>3399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4" calcext:value-type="float">
            <text:p>3.80E-005</text:p>
          </table:table-cell>
          <table:table-cell table:style-name="ce2" office:value-type="float" office:value="0.000000159684919953358" calcext:value-type="float">
            <text:p>1.60E-007</text:p>
          </table:table-cell>
          <table:table-cell table:style-name="ce2" office:value-type="float" office:value="0.000000000805689049058791" calcext:value-type="float">
            <text:p>8.06E-010</text:p>
          </table:table-cell>
          <table:table-cell table:style-name="ce2" office:value-type="float" office:value="0.0000000000045167755210424" calcext:value-type="float">
            <text:p>4.52E-012</text:p>
          </table:table-cell>
          <table:table-cell table:style-name="ce2" office:value-type="float" office:value="0.0000000000000271301863536413" calcext:value-type="float">
            <text:p>2.71E-014</text:p>
          </table:table-cell>
          <table:table-cell table:style-name="ce2" office:value-type="float" office:value="1.71106436092485E-016" calcext:value-type="float">
            <text:p>1.71E-016</text:p>
          </table:table-cell>
          <table:table-cell table:style-name="ce2" office:value-type="float" office:value="1.11911362281844E-018" calcext:value-type="float">
            <text:p>1.12E-018</text:p>
          </table:table-cell>
          <table:table-cell table:style-name="ce2" office:value-type="float" office:value="7.52863889184133E-021" calcext:value-type="float">
            <text:p>7.53E-021</text:p>
          </table:table-cell>
          <table:table-cell table:style-name="ce2" office:value-type="float" office:value="5.17986785875622E-023" calcext:value-type="float">
            <text:p>5.18E-023</text:p>
          </table:table-cell>
          <table:table-cell table:style-name="ce2" office:value-type="float" office:value="3.62985154553874E-025" calcext:value-type="float">
            <text:p>3.63E-025</text:p>
          </table:table-cell>
          <table:table-cell table:style-name="ce2" office:value-type="float" office:value="2.5828516741509E-027" calcext:value-type="float">
            <text:p>2.58E-027</text:p>
          </table:table-cell>
          <table:table-cell table:style-name="ce2" office:value-type="float" office:value="1.86129290927641E-029" calcext:value-type="float">
            <text:p>1.86E-029</text:p>
          </table:table-cell>
          <table:table-cell table:style-name="ce2" office:value-type="float" office:value="1.35929784965769E-031" calcext:value-type="float">
            <text:p>1.36E-031</text:p>
          </table:table-cell>
          <table:table-cell table:style-name="ce2" office:value-type="float" office:value="9.79956316146618E-034" calcext:value-type="float">
            <text:p>9.80E-034</text:p>
          </table:table-cell>
          <table:table-cell table:style-name="ce2" office:value-type="float" office:value="8.72767596160273E-036" calcext:value-type="float">
            <text:p>8.73E-036</text:p>
          </table:table-cell>
          <table:table-cell table:style-name="ce2" office:value-type="float" office:value="-3.9504169028165E-038" calcext:value-type="float">
            <text:p>-3.95E-038</text:p>
          </table:table-cell>
          <table:table-cell table:style-name="ce2" office:value-type="float" office:value="7.22186873501902E-039" calcext:value-type="float">
            <text:p>7.22E-039</text:p>
          </table:table-cell>
          <table:table-cell table:style-name="ce2" office:value-type="float" office:value="-4.84274447672833E-040" calcext:value-type="float">
            <text:p>-4.84E-040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230403586141029" calcext:value-type="float">
            <text:p>0.2304035861</text:p>
          </table:table-cell>
          <table:table-cell office:value-type="float" office:value="0.026014480222995" calcext:value-type="float">
            <text:p>0.0260144802</text:p>
          </table:table-cell>
          <table:table-cell office:value-type="float" office:value="0.000843692654044833" calcext:value-type="float">
            <text:p>0.0008436927</text:p>
          </table:table-cell>
          <table:table-cell table:style-name="ce2" office:value-type="float" office:value="0.00000678814401571933" calcext:value-type="float">
            <text:p>6.79E-006</text:p>
          </table:table-cell>
          <table:table-cell table:style-name="ce2" office:value-type="float" office:value="0.0000000514662609659169" calcext:value-type="float">
            <text:p>5.15E-008</text:p>
          </table:table-cell>
          <table:table-cell table:style-name="ce2" office:value-type="float" office:value="0.000000000389895626663308" calcext:value-type="float">
            <text:p>3.90E-010</text:p>
          </table:table-cell>
          <table:table-cell table:style-name="ce2" office:value-type="float" office:value="0.00000000000297703666433437" calcext:value-type="float">
            <text:p>2.98E-012</text:p>
          </table:table-cell>
          <table:table-cell table:style-name="ce2" office:value-type="float" office:value="0.0000000000000229283813954764" calcext:value-type="float">
            <text:p>2.29E-014</text:p>
          </table:table-cell>
          <table:table-cell table:style-name="ce2" office:value-type="float" office:value="1.77980608583709E-016" calcext:value-type="float">
            <text:p>1.78E-016</text:p>
          </table:table-cell>
          <table:table-cell table:style-name="ce2" office:value-type="float" office:value="1.39102202610095E-018" calcext:value-type="float">
            <text:p>1.39E-018</text:p>
          </table:table-cell>
          <table:table-cell table:style-name="ce2" office:value-type="float" office:value="1.0935611882764E-020" calcext:value-type="float">
            <text:p>1.09E-020</text:p>
          </table:table-cell>
          <table:table-cell table:style-name="ce2" office:value-type="float" office:value="8.64066088754329E-023" calcext:value-type="float">
            <text:p>8.64E-023</text:p>
          </table:table-cell>
          <table:table-cell table:style-name="ce2" office:value-type="float" office:value="6.85728929313974E-025" calcext:value-type="float">
            <text:p>6.86E-025</text:p>
          </table:table-cell>
          <table:table-cell table:style-name="ce2" office:value-type="float" office:value="5.46277528398246E-027" calcext:value-type="float">
            <text:p>5.46E-027</text:p>
          </table:table-cell>
          <table:table-cell table:style-name="ce2" office:value-type="float" office:value="4.36675722923177E-029" calcext:value-type="float">
            <text:p>4.37E-029</text:p>
          </table:table-cell>
          <table:table-cell table:style-name="ce2" office:value-type="float" office:value="3.4989156055335E-031" calcext:value-type="float">
            <text:p>3.50E-031</text:p>
          </table:table-cell>
          <table:table-cell table:style-name="ce2" office:value-type="float" office:value="2.82640633679623E-033" calcext:value-type="float">
            <text:p>2.83E-033</text:p>
          </table:table-cell>
          <table:table-cell table:style-name="ce2" office:value-type="float" office:value="2.17476880991978E-035" calcext:value-type="float">
            <text:p>2.17E-035</text:p>
          </table:table-cell>
          <table:table-cell table:style-name="ce2" office:value-type="float" office:value="2.50869777612463E-037" calcext:value-type="float">
            <text:p>2.51E-037</text:p>
          </table:table-cell>
          <table:table-cell table:style-name="ce2" office:value-type="float" office:value="-3.48576448966295E-039" calcext:value-type="float">
            <text:p>-3.49E-039</text:p>
          </table:table-cell>
          <table:table-cell table:style-name="ce2" office:value-type="float" office:value="3.7507749559988E-040" calcext:value-type="float">
            <text:p>3.75E-04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4.70566535289025E-019" calcext:value-type="float">
            <text:p>-4.71E-019</text:p>
          </table:table-cell>
          <table:table-cell table:style-name="ce2" office:value-type="float" office:value="5.74783887811223E-020" calcext:value-type="float">
            <text:p>5.75E-020</text:p>
          </table:table-cell>
          <table:table-cell table:style-name="ce2" office:value-type="float" office:value="-5.25514778247887E-021" calcext:value-type="float">
            <text:p>-5.26E-021</text:p>
          </table:table-cell>
          <table:table-cell table:style-name="ce2" office:value-type="float" office:value="4.38129415586346E-022" calcext:value-type="float">
            <text:p>4.38E-022</text:p>
          </table:table-cell>
          <table:table-cell table:style-name="ce2" office:value-type="float" office:value="-3.48990732913236E-023" calcext:value-type="float">
            <text:p>-3.49E-023</text:p>
          </table:table-cell>
          <table:table-cell table:style-name="ce2" office:value-type="float" office:value="2.70879171007566E-024" calcext:value-type="float">
            <text:p>2.71E-024</text:p>
          </table:table-cell>
          <table:table-cell table:style-name="ce2" office:value-type="float" office:value="-2.06892164573396E-025" calcext:value-type="float">
            <text:p>-2.07E-025</text:p>
          </table:table-cell>
          <table:table-cell table:style-name="ce2" office:value-type="float" office:value="1.56317751079269E-026" calcext:value-type="float">
            <text:p>1.56E-026</text:p>
          </table:table-cell>
          <table:table-cell table:style-name="ce2" office:value-type="float" office:value="-1.17182112147299E-027" calcext:value-type="float">
            <text:p>-1.17E-027</text:p>
          </table:table-cell>
          <table:table-cell table:style-name="ce2" office:value-type="float" office:value="8.73095238402355E-029" calcext:value-type="float">
            <text:p>8.73E-029</text:p>
          </table:table-cell>
          <table:table-cell table:style-name="ce2" office:value-type="float" office:value="-6.4725345437163E-030" calcext:value-type="float">
            <text:p>-6.47E-030</text:p>
          </table:table-cell>
          <table:table-cell table:style-name="ce2" office:value-type="float" office:value="4.77752042189825E-031" calcext:value-type="float">
            <text:p>4.78E-031</text:p>
          </table:table-cell>
          <table:table-cell table:style-name="ce2" office:value-type="float" office:value="-3.5128448033295E-032" calcext:value-type="float">
            <text:p>-3.51E-032</text:p>
          </table:table-cell>
          <table:table-cell table:style-name="ce2" office:value-type="float" office:value="2.57398297422095E-033" calcext:value-type="float">
            <text:p>2.57E-033</text:p>
          </table:table-cell>
          <table:table-cell table:style-name="ce2" office:value-type="float" office:value="-1.88007482204642E-034" calcext:value-type="float">
            <text:p>-1.88E-034</text:p>
          </table:table-cell>
          <table:table-cell table:style-name="ce2" office:value-type="float" office:value="1.36924554875234E-035" calcext:value-type="float">
            <text:p>1.37E-035</text:p>
          </table:table-cell>
          <table:table-cell table:style-name="ce2" office:value-type="float" office:value="-9.94547465214795E-037" calcext:value-type="float">
            <text:p>-9.95E-037</text:p>
          </table:table-cell>
          <table:table-cell table:style-name="ce2" office:value-type="float" office:value="7.2060797817372E-038" calcext:value-type="float">
            <text:p>7.21E-038</text:p>
          </table:table-cell>
          <table:table-cell table:style-name="ce2" office:value-type="float" office:value="-5.20936871294651E-039" calcext:value-type="float">
            <text:p>-5.21E-039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00000000118767683340626" calcext:value-type="float">
            <text:p>1.19E-013</text:p>
          </table:table-cell>
          <table:table-cell table:style-name="ce2" office:value-type="float" office:value="4.74215911523484E-016" calcext:value-type="float">
            <text:p>4.74E-016</text:p>
          </table:table-cell>
          <table:table-cell table:style-name="ce2" office:value-type="float" office:value="8.5820592165742E-017" calcext:value-type="float">
            <text:p>8.58E-017</text:p>
          </table:table-cell>
          <table:table-cell table:style-name="ce2" office:value-type="float" office:value="-7.15954510947564E-018" calcext:value-type="float">
            <text:p>-7.16E-018</text:p>
          </table:table-cell>
          <table:table-cell table:style-name="ce2" office:value-type="float" office:value="5.14864527785546E-019" calcext:value-type="float">
            <text:p>5.15E-019</text:p>
          </table:table-cell>
          <table:table-cell table:style-name="ce2" office:value-type="float" office:value="-3.55032544546609E-020" calcext:value-type="float">
            <text:p>-3.55E-020</text:p>
          </table:table-cell>
          <table:table-cell table:style-name="ce2" office:value-type="float" office:value="2.41434242283548E-021" calcext:value-type="float">
            <text:p>2.41E-021</text:p>
          </table:table-cell>
          <table:table-cell table:style-name="ce2" office:value-type="float" office:value="-1.63583350162109E-022" calcext:value-type="float">
            <text:p>-1.64E-022</text:p>
          </table:table-cell>
          <table:table-cell table:style-name="ce2" office:value-type="float" office:value="1.10891237946418E-023" calcext:value-type="float">
            <text:p>1.11E-023</text:p>
          </table:table-cell>
          <table:table-cell table:style-name="ce2" office:value-type="float" office:value="-7.53272248164621E-025" calcext:value-type="float">
            <text:p>-7.53E-025</text:p>
          </table:table-cell>
          <table:table-cell table:style-name="ce2" office:value-type="float" office:value="5.12954371247037E-026" calcext:value-type="float">
            <text:p>5.13E-026</text:p>
          </table:table-cell>
          <table:table-cell table:style-name="ce2" office:value-type="float" office:value="-3.50128361892655E-027" calcext:value-type="float">
            <text:p>-3.50E-027</text:p>
          </table:table-cell>
          <table:table-cell table:style-name="ce2" office:value-type="float" office:value="2.39474028214783E-028" calcext:value-type="float">
            <text:p>2.39E-028</text:p>
          </table:table-cell>
          <table:table-cell table:style-name="ce2" office:value-type="float" office:value="-1.64063190359877E-029" calcext:value-type="float">
            <text:p>-1.64E-029</text:p>
          </table:table-cell>
          <table:table-cell table:style-name="ce2" office:value-type="float" office:value="1.12547030876439E-030" calcext:value-type="float">
            <text:p>1.13E-030</text:p>
          </table:table-cell>
          <table:table-cell table:style-name="ce2" office:value-type="float" office:value="-7.72854081517235E-032" calcext:value-type="float">
            <text:p>-7.73E-032</text:p>
          </table:table-cell>
          <table:table-cell table:style-name="ce2" office:value-type="float" office:value="5.31124761702067E-033" calcext:value-type="float">
            <text:p>5.31E-033</text:p>
          </table:table-cell>
          <table:table-cell table:style-name="ce2" office:value-type="float" office:value="-3.65215341460746E-034" calcext:value-type="float">
            <text:p>-3.65E-034</text:p>
          </table:table-cell>
          <table:table-cell table:style-name="ce2" office:value-type="float" office:value="2.51241896211114E-035" calcext:value-type="float">
            <text:p>2.51E-035</text:p>
          </table:table-cell>
          <table:table-cell table:style-name="ce2" office:value-type="float" office:value="-1.72893385895848E-036" calcext:value-type="float">
            <text:p>-1.73E-036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6" calcext:value-type="float">
            <text:p>1.14E-004</text:p>
          </table:table-cell>
          <table:table-cell table:style-name="ce2" office:value-type="float" office:value="0.000000638739679813433" calcext:value-type="float">
            <text:p>6.39E-007</text:p>
          </table:table-cell>
          <table:table-cell table:style-name="ce2" office:value-type="float" office:value="0.00000000402844524529395" calcext:value-type="float">
            <text:p>4.03E-009</text:p>
          </table:table-cell>
          <table:table-cell table:style-name="ce2" office:value-type="float" office:value="0.0000000000271006531262544" calcext:value-type="float">
            <text:p>2.71E-011</text:p>
          </table:table-cell>
          <table:table-cell table:style-name="ce2" office:value-type="float" office:value="0.000000000000189911304475489" calcext:value-type="float">
            <text:p>1.90E-013</text:p>
          </table:table-cell>
          <table:table-cell table:style-name="ce2" office:value-type="float" office:value="1.36885148873988E-015" calcext:value-type="float">
            <text:p>1.37E-015</text:p>
          </table:table-cell>
          <table:table-cell table:style-name="ce2" office:value-type="float" office:value="1.0072022605366E-017" calcext:value-type="float">
            <text:p>1.01E-017</text:p>
          </table:table-cell>
          <table:table-cell table:style-name="ce2" office:value-type="float" office:value="7.52863889184133E-020" calcext:value-type="float">
            <text:p>7.53E-020</text:p>
          </table:table-cell>
          <table:table-cell table:style-name="ce2" office:value-type="float" office:value="5.69785464463185E-022" calcext:value-type="float">
            <text:p>5.70E-022</text:p>
          </table:table-cell>
          <table:table-cell table:style-name="ce2" office:value-type="float" office:value="4.35582185464649E-024" calcext:value-type="float">
            <text:p>4.36E-024</text:p>
          </table:table-cell>
          <table:table-cell table:style-name="ce2" office:value-type="float" office:value="3.35770717639618E-026" calcext:value-type="float">
            <text:p>3.36E-026</text:p>
          </table:table-cell>
          <table:table-cell table:style-name="ce2" office:value-type="float" office:value="2.60581007298698E-028" calcext:value-type="float">
            <text:p>2.61E-028</text:p>
          </table:table-cell>
          <table:table-cell table:style-name="ce2" office:value-type="float" office:value="2.03894677448654E-030" calcext:value-type="float">
            <text:p>2.04E-030</text:p>
          </table:table-cell>
          <table:table-cell table:style-name="ce2" office:value-type="float" office:value="1.56793010583459E-032" calcext:value-type="float">
            <text:p>1.57E-032</text:p>
          </table:table-cell>
          <table:table-cell table:style-name="ce2" office:value-type="float" office:value="1.48370491347247E-034" calcext:value-type="float">
            <text:p>1.48E-034</text:p>
          </table:table-cell>
          <table:table-cell table:style-name="ce2" office:value-type="float" office:value="-7.11075042506971E-037" calcext:value-type="float">
            <text:p>-7.11E-037</text:p>
          </table:table-cell>
          <table:table-cell table:style-name="ce2" office:value-type="float" office:value="1.37215505965361E-037" calcext:value-type="float">
            <text:p>1.37E-037</text:p>
          </table:table-cell>
          <table:table-cell table:style-name="ce2" office:value-type="float" office:value="-9.68548895345667E-039" calcext:value-type="float">
            <text:p>-9.69E-039</text:p>
          </table:table-cell>
          <table:table-cell table:style-name="ce2" office:value-type="float" office:value="7.32655442246779E-040" calcext:value-type="float">
            <text:p>7.33E-040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263.90103659907" calcext:value-type="float">
            <text:p>3263.9010365991</text:p>
          </table:table-cell>
          <table:table-cell office:value-type="float" office:value="184.721587111808" calcext:value-type="float">
            <text:p>184.7215871118</text:p>
          </table:table-cell>
          <table:table-cell office:value-type="float" office:value="0.81376035674662" calcext:value-type="float">
            <text:p>0.8137603567</text:p>
          </table:table-cell>
          <table:table-cell office:value-type="float" office:value="0.00522341694612042" calcext:value-type="float">
            <text:p>0.0052234169</text:p>
          </table:table-cell>
          <table:table-cell table:style-name="ce2" office:value-type="float" office:value="0.0000333046684700696" calcext:value-type="float">
            <text:p>3.33E-005</text:p>
          </table:table-cell>
          <table:table-cell table:style-name="ce2" office:value-type="float" office:value="0.000000223535623595357" calcext:value-type="float">
            <text:p>2.24E-007</text:p>
          </table:table-cell>
          <table:table-cell table:style-name="ce2" office:value-type="float" office:value="0.00000000155943478114715" calcext:value-type="float">
            <text:p>1.56E-009</text:p>
          </table:table-cell>
          <table:table-cell table:style-name="ce2" office:value-type="float" office:value="0.0000000000111889492698054" calcext:value-type="float">
            <text:p>1.12E-011</text:p>
          </table:table-cell>
          <table:table-cell table:style-name="ce2" office:value-type="float" office:value="0.0000000000000819856980938618" calcext:value-type="float">
            <text:p>8.20E-014</text:p>
          </table:table-cell>
          <table:table-cell table:style-name="ce2" office:value-type="float" office:value="6.10562310027387E-016" calcext:value-type="float">
            <text:p>6.11E-016</text:p>
          </table:table-cell>
          <table:table-cell table:style-name="ce2" office:value-type="float" office:value="4.60581831800633E-018" calcext:value-type="float">
            <text:p>4.61E-018</text:p>
          </table:table-cell>
          <table:table-cell table:style-name="ce2" office:value-type="float" office:value="3.51085736347001E-020" calcext:value-type="float">
            <text:p>3.51E-020</text:p>
          </table:table-cell>
          <table:table-cell table:style-name="ce2" office:value-type="float" office:value="2.69943829327283E-022" calcext:value-type="float">
            <text:p>2.70E-022</text:p>
          </table:table-cell>
          <table:table-cell table:style-name="ce2" office:value-type="float" office:value="2.0902404099536E-024" calcext:value-type="float">
            <text:p>2.09E-024</text:p>
          </table:table-cell>
          <table:table-cell table:style-name="ce2" office:value-type="float" office:value="1.63167946432988E-026" calcext:value-type="float">
            <text:p>1.63E-026</text:p>
          </table:table-cell>
          <table:table-cell table:style-name="ce2" office:value-type="float" office:value="1.2563059308619E-028" calcext:value-type="float">
            <text:p>1.26E-028</text:p>
          </table:table-cell>
          <table:table-cell table:style-name="ce2" office:value-type="float" office:value="1.15690351009714E-030" calcext:value-type="float">
            <text:p>1.16E-030</text:p>
          </table:table-cell>
          <table:table-cell table:style-name="ce2" office:value-type="float" office:value="-3.66002426568285E-033" calcext:value-type="float">
            <text:p>-3.66E-033</text:p>
          </table:table-cell>
          <table:table-cell table:style-name="ce2" office:value-type="float" office:value="9.41086356641115E-034" calcext:value-type="float">
            <text:p>9.41E-034</text:p>
          </table:table-cell>
          <table:table-cell table:style-name="ce2" office:value-type="float" office:value="-6.57055631383944E-035" calcext:value-type="float">
            <text:p>-6.57E-035</text:p>
          </table:table-cell>
          <table:table-cell table:style-name="ce2" office:value-type="float" office:value="4.97634150543971E-036" calcext:value-type="float">
            <text:p>4.98E-036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07992171766205" calcext:value-type="float">
            <text:p>0.0107992172</text:p>
          </table:table-cell>
          <table:table-cell office:value-type="float" office:value="-0.000461634688766777" calcext:value-type="float">
            <text:p>-0.0004616347</text:p>
          </table:table-cell>
          <table:table-cell office:value-type="float" office:value="-0.000251233302720503" calcext:value-type="float">
            <text:p>-0.0002512333</text:p>
          </table:table-cell>
          <table:table-cell office:value-type="float" office:value="-0.000164594364493831" calcext:value-type="float">
            <text:p>-0.0001645944</text:p>
          </table:table-cell>
          <table:table-cell office:value-type="float" office:value="-0.000121284792993993" calcext:value-type="float">
            <text:p>-0.0001212848</text:p>
          </table:table-cell>
          <table:table-cell table:style-name="ce2" office:value-type="float" office:value="-0.0000957812742543993" calcext:value-type="float">
            <text:p>-9.58E-005</text:p>
          </table:table-cell>
          <table:table-cell table:style-name="ce2" office:value-type="float" office:value="-0.0000790102145372331" calcext:value-type="float">
            <text:p>-7.90E-005</text:p>
          </table:table-cell>
          <table:table-cell table:style-name="ce2" office:value-type="float" office:value="-0.0000671564181213132" calcext:value-type="float">
            <text:p>-6.72E-005</text:p>
          </table:table-cell>
          <table:table-cell table:style-name="ce2" office:value-type="float" office:value="-0.0000583425190417307" calcext:value-type="float">
            <text:p>-5.83E-005</text:p>
          </table:table-cell>
          <table:table-cell table:style-name="ce2" office:value-type="float" office:value="-0.0000515373073301126" calcext:value-type="float">
            <text:p>-5.15E-005</text:p>
          </table:table-cell>
          <table:table-cell table:style-name="ce2" office:value-type="float" office:value="-0.0000461276769218982" calcext:value-type="float">
            <text:p>-4.61E-005</text:p>
          </table:table-cell>
          <table:table-cell table:style-name="ce2" office:value-type="float" office:value="-0.0000417264497235036" calcext:value-type="float">
            <text:p>-4.17E-005</text:p>
          </table:table-cell>
          <table:table-cell table:style-name="ce2" office:value-type="float" office:value="-0.0000380772091958555" calcext:value-type="float">
            <text:p>-3.81E-005</text:p>
          </table:table-cell>
          <table:table-cell table:style-name="ce2" office:value-type="float" office:value="-0.000035003466428022" calcext:value-type="float">
            <text:p>-3.50E-005</text:p>
          </table:table-cell>
          <table:table-cell table:style-name="ce2" office:value-type="float" office:value="-0.000032379811286834" calcext:value-type="float">
            <text:p>-3.24E-005</text:p>
          </table:table-cell>
          <table:table-cell table:style-name="ce2" office:value-type="float" office:value="-0.00003011470700667" calcext:value-type="float">
            <text:p>-3.01E-005</text:p>
          </table:table-cell>
          <table:table-cell table:style-name="ce2" office:value-type="float" office:value="-0.0000281397942339084" calcext:value-type="float">
            <text:p>-2.81E-005</text:p>
          </table:table-cell>
          <table:table-cell table:style-name="ce2" office:value-type="float" office:value="-0.0000264030034063916" calcext:value-type="float">
            <text:p>-2.64E-005</text:p>
          </table:table-cell>
          <table:table-cell table:style-name="ce2" office:value-type="float" office:value="-0.0000248639831023264" calcext:value-type="float">
            <text:p>-2.49E-005</text:p>
          </table:table-cell>
          <table:table-cell table:style-name="ce2" office:value-type="float" office:value="-0.0000234909846266191" calcext:value-type="float">
            <text:p>-2.35E-005</text:p>
          </table:table-cell>
          <table:table-cell table:style-name="ce2" office:value-type="float" office:value="-0.0000222586893086931" calcext:value-type="float">
            <text:p>-2.23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61986115297522" calcext:value-type="float">
            <text:p>0.2619861153</text:p>
          </table:table-cell>
          <table:table-cell office:value-type="float" office:value="0.0137547628024831" calcext:value-type="float">
            <text:p>0.0137547628</text:p>
          </table:table-cell>
          <table:table-cell table:style-name="ce2" office:value-type="float" office:value="-0.0000193574442370637" calcext:value-type="float">
            <text:p>-1.94E-005</text:p>
          </table:table-cell>
          <table:table-cell table:style-name="ce2" office:value-type="float" office:value="-0.000000976438770734166" calcext:value-type="float">
            <text:p>-9.76E-007</text:p>
          </table:table-cell>
          <table:table-cell table:style-name="ce2" office:value-type="float" office:value="0.0000000103699332101472" calcext:value-type="float">
            <text:p>1.04E-008</text:p>
          </table:table-cell>
          <table:table-cell table:style-name="ce2" office:value-type="float" office:value="0.000000000115685232918618" calcext:value-type="float">
            <text:p>1.16E-010</text:p>
          </table:table-cell>
          <table:table-cell table:style-name="ce2" office:value-type="float" office:value="-0.00000000000210235143494019" calcext:value-type="float">
            <text:p>-2.10E-012</text:p>
          </table:table-cell>
          <table:table-cell table:style-name="ce2" office:value-type="float" office:value="-7.74083337376319E-015" calcext:value-type="float">
            <text:p>-7.74E-015</text:p>
          </table:table-cell>
          <table:table-cell table:style-name="ce2" office:value-type="float" office:value="4.05987315451848E-016" calcext:value-type="float">
            <text:p>4.06E-016</text:p>
          </table:table-cell>
          <table:table-cell table:style-name="ce2" office:value-type="float" office:value="-6.44636403070475E-019" calcext:value-type="float">
            <text:p>-6.45E-019</text:p>
          </table:table-cell>
          <table:table-cell table:style-name="ce2" office:value-type="float" office:value="-6.82064842706902E-020" calcext:value-type="float">
            <text:p>-6.82E-020</text:p>
          </table:table-cell>
          <table:table-cell table:style-name="ce2" office:value-type="float" office:value="4.65758883167484E-022" calcext:value-type="float">
            <text:p>4.66E-022</text:p>
          </table:table-cell>
          <table:table-cell table:style-name="ce2" office:value-type="float" office:value="9.9944644072944E-024" calcext:value-type="float">
            <text:p>9.99E-024</text:p>
          </table:table-cell>
          <table:table-cell table:style-name="ce2" office:value-type="float" office:value="-1.35892099317794E-025" calcext:value-type="float">
            <text:p>-1.36E-025</text:p>
          </table:table-cell>
          <table:table-cell table:style-name="ce2" office:value-type="float" office:value="-1.13806639929377E-027" calcext:value-type="float">
            <text:p>-1.14E-027</text:p>
          </table:table-cell>
          <table:table-cell table:style-name="ce2" office:value-type="float" office:value="3.09647984321504E-029" calcext:value-type="float">
            <text:p>3.10E-029</text:p>
          </table:table-cell>
          <table:table-cell table:style-name="ce2" office:value-type="float" office:value="5.21954613930046E-032" calcext:value-type="float">
            <text:p>5.22E-032</text:p>
          </table:table-cell>
          <table:table-cell table:style-name="ce2" office:value-type="float" office:value="-6.04542645794161E-033" calcext:value-type="float">
            <text:p>-6.05E-033</text:p>
          </table:table-cell>
          <table:table-cell table:style-name="ce2" office:value-type="float" office:value="2.15591017492061E-035" calcext:value-type="float">
            <text:p>2.16E-035</text:p>
          </table:table-cell>
          <table:table-cell table:style-name="ce2" office:value-type="float" office:value="1.01419706297143E-036" calcext:value-type="float">
            <text:p>1.01E-036</text:p>
          </table:table-cell>
          <table:table-cell table:style-name="ce2" office:value-type="float" office:value="-8.55138121047381E-039" calcext:value-type="float">
            <text:p>-8.55E-039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52828163112528" calcext:value-type="float">
            <text:p>-4.5282816311</text:p>
          </table:table-cell>
          <table:table-cell office:value-type="float" office:value="-0.0427470511257224" calcext:value-type="float">
            <text:p>-0.0427470511</text:p>
          </table:table-cell>
          <table:table-cell office:value-type="float" office:value="-0.0241776842961196" calcext:value-type="float">
            <text:p>-0.0241776843</text:p>
          </table:table-cell>
          <table:table-cell table:style-name="ce2" office:value-type="float" office:value="-0.0162618296996635" calcext:value-type="float">
            <text:p>-1.63E-002</text:p>
          </table:table-cell>
          <table:table-cell table:style-name="ce2" office:value-type="float" office:value="-0.0121963620164714" calcext:value-type="float">
            <text:p>-1.22E-002</text:p>
          </table:table-cell>
          <table:table-cell table:style-name="ce2" office:value-type="float" office:value="-0.009756773028107" calcext:value-type="float">
            <text:p>-9.76E-003</text:p>
          </table:table-cell>
          <table:table-cell table:style-name="ce2" office:value-type="float" office:value="-0.00813063710579703" calcext:value-type="float">
            <text:p>-8.13E-003</text:p>
          </table:table-cell>
          <table:table-cell office:value-type="float" office:value="-0.00696911762662414" calcext:value-type="float">
            <text:p>-0.0069691176</text:p>
          </table:table-cell>
          <table:table-cell office:value-type="float" office:value="-0.00609797792712466" calcext:value-type="float">
            <text:p>-0.0060979779</text:p>
          </table:table-cell>
          <table:table-cell office:value-type="float" office:value="-0.00542042482410547" calcext:value-type="float">
            <text:p>-0.0054204248</text:p>
          </table:table-cell>
          <table:table-cell table:style-name="ce2" office:value-type="float" office:value="-0.00487838234169403" calcext:value-type="float">
            <text:p>-4.88E-003</text:p>
          </table:table-cell>
          <table:table-cell table:style-name="ce2" office:value-type="float" office:value="-0.00443489303790366" calcext:value-type="float">
            <text:p>-4.43E-003</text:p>
          </table:table-cell>
          <table:table-cell table:style-name="ce2" office:value-type="float" office:value="-0.00406531861807835" calcext:value-type="float">
            <text:p>-4.07E-003</text:p>
          </table:table-cell>
          <table:table-cell table:style-name="ce2" office:value-type="float" office:value="-0.00375260180130309" calcext:value-type="float">
            <text:p>-3.75E-003</text:p>
          </table:table-cell>
          <table:table-cell table:style-name="ce2" office:value-type="float" office:value="-0.00348455881549573" calcext:value-type="float">
            <text:p>-3.48E-003</text:p>
          </table:table-cell>
          <table:table-cell table:style-name="ce2" office:value-type="float" office:value="-0.00325225489446268" calcext:value-type="float">
            <text:p>-3.25E-003</text:p>
          </table:table-cell>
          <table:table-cell table:style-name="ce2" office:value-type="float" office:value="-0.00304898896355876" calcext:value-type="float">
            <text:p>-3.05E-003</text:p>
          </table:table-cell>
          <table:table-cell table:style-name="ce2" office:value-type="float" office:value="-0.00286963667158472" calcext:value-type="float">
            <text:p>-2.87E-003</text:p>
          </table:table-cell>
          <table:table-cell table:style-name="ce2" office:value-type="float" office:value="-0.00271021241205223" calcext:value-type="float">
            <text:p>-2.71E-003</text:p>
          </table:table-cell>
          <table:table-cell table:style-name="ce2" office:value-type="float" office:value="-0.00256756965352317" calcext:value-type="float">
            <text:p>-2.57E-003</text:p>
          </table:table-cell>
          <table:table-cell table:style-name="ce2" office:value-type="float" office:value="-0.00243919117084701" calcext:value-type="float">
            <text:p>-2.4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3.87045399320141" calcext:value-type="float">
            <text:p>3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4" calcext:value-type="float">
            <text:p>3.80E-005</text:p>
          </table:table-cell>
          <table:table-cell table:style-name="ce2" office:value-type="float" office:value="0.000000159684919953358" calcext:value-type="float">
            <text:p>1.60E-007</text:p>
          </table:table-cell>
          <table:table-cell table:style-name="ce2" office:value-type="float" office:value="0.000000000805689049058791" calcext:value-type="float">
            <text:p>8.06E-010</text:p>
          </table:table-cell>
          <table:table-cell table:style-name="ce2" office:value-type="float" office:value="0.0000000000045167755210424" calcext:value-type="float">
            <text:p>4.52E-012</text:p>
          </table:table-cell>
          <table:table-cell table:style-name="ce2" office:value-type="float" office:value="0.0000000000000271301863536413" calcext:value-type="float">
            <text:p>2.71E-014</text:p>
          </table:table-cell>
          <table:table-cell table:style-name="ce2" office:value-type="float" office:value="1.71106436092485E-016" calcext:value-type="float">
            <text:p>1.71E-016</text:p>
          </table:table-cell>
          <table:table-cell table:style-name="ce2" office:value-type="float" office:value="1.11911362281844E-018" calcext:value-type="float">
            <text:p>1.12E-018</text:p>
          </table:table-cell>
          <table:table-cell table:style-name="ce2" office:value-type="float" office:value="7.52863889184133E-021" calcext:value-type="float">
            <text:p>7.53E-021</text:p>
          </table:table-cell>
          <table:table-cell table:style-name="ce2" office:value-type="float" office:value="5.17986785875622E-023" calcext:value-type="float">
            <text:p>5.18E-023</text:p>
          </table:table-cell>
          <table:table-cell table:style-name="ce2" office:value-type="float" office:value="3.62985154553874E-025" calcext:value-type="float">
            <text:p>3.63E-025</text:p>
          </table:table-cell>
          <table:table-cell table:style-name="ce2" office:value-type="float" office:value="2.5828516741509E-027" calcext:value-type="float">
            <text:p>2.58E-027</text:p>
          </table:table-cell>
          <table:table-cell table:style-name="ce2" office:value-type="float" office:value="1.86129290927641E-029" calcext:value-type="float">
            <text:p>1.86E-029</text:p>
          </table:table-cell>
          <table:table-cell table:style-name="ce2" office:value-type="float" office:value="1.35929784965769E-031" calcext:value-type="float">
            <text:p>1.36E-031</text:p>
          </table:table-cell>
          <table:table-cell table:style-name="ce2" office:value-type="float" office:value="9.79956316146618E-034" calcext:value-type="float">
            <text:p>9.80E-034</text:p>
          </table:table-cell>
          <table:table-cell table:style-name="ce2" office:value-type="float" office:value="8.72767596160273E-036" calcext:value-type="float">
            <text:p>8.73E-036</text:p>
          </table:table-cell>
          <table:table-cell table:style-name="ce2" office:value-type="float" office:value="-3.9504169028165E-038" calcext:value-type="float">
            <text:p>-3.95E-038</text:p>
          </table:table-cell>
          <table:table-cell table:style-name="ce2" office:value-type="float" office:value="7.22186873501902E-039" calcext:value-type="float">
            <text:p>7.22E-039</text:p>
          </table:table-cell>
          <table:table-cell table:style-name="ce2" office:value-type="float" office:value="-4.84274447672833E-040" calcext:value-type="float">
            <text:p>-4.84E-04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654965288243806" calcext:value-type="float">
            <text:p>0.6549652882</text:p>
          </table:table-cell>
          <table:table-cell table:style-name="ce2" office:value-type="float" office:value="0.0343869070062078" calcext:value-type="float">
            <text:p>3.44E-002</text:p>
          </table:table-cell>
          <table:table-cell table:style-name="ce2" office:value-type="float" office:value="-0.0000483936105926591" calcext:value-type="float">
            <text:p>-4.84E-005</text:p>
          </table:table-cell>
          <table:table-cell table:style-name="ce2" office:value-type="float" office:value="-0.00000244109692683541" calcext:value-type="float">
            <text:p>-2.44E-006</text:p>
          </table:table-cell>
          <table:table-cell table:style-name="ce2" office:value-type="float" office:value="0.0000000259248330253681" calcext:value-type="float">
            <text:p>2.59E-008</text:p>
          </table:table-cell>
          <table:table-cell table:style-name="ce2" office:value-type="float" office:value="0.000000000289213082296545" calcext:value-type="float">
            <text:p>2.89E-010</text:p>
          </table:table-cell>
          <table:table-cell table:style-name="ce2" office:value-type="float" office:value="-0.00000000000525587858735048" calcext:value-type="float">
            <text:p>-5.26E-012</text:p>
          </table:table-cell>
          <table:table-cell table:style-name="ce2" office:value-type="float" office:value="-0.000000000000019352083434408" calcext:value-type="float">
            <text:p>-1.94E-014</text:p>
          </table:table-cell>
          <table:table-cell table:style-name="ce2" office:value-type="float" office:value="1.01496828862962E-015" calcext:value-type="float">
            <text:p>1.01E-015</text:p>
          </table:table-cell>
          <table:table-cell table:style-name="ce2" office:value-type="float" office:value="-1.61159100767619E-018" calcext:value-type="float">
            <text:p>-1.61E-018</text:p>
          </table:table-cell>
          <table:table-cell table:style-name="ce2" office:value-type="float" office:value="-1.70516210676725E-019" calcext:value-type="float">
            <text:p>-1.71E-019</text:p>
          </table:table-cell>
          <table:table-cell table:style-name="ce2" office:value-type="float" office:value="1.16439720791871E-021" calcext:value-type="float">
            <text:p>1.16E-021</text:p>
          </table:table-cell>
          <table:table-cell table:style-name="ce2" office:value-type="float" office:value="2.4986161018236E-023" calcext:value-type="float">
            <text:p>2.50E-023</text:p>
          </table:table-cell>
          <table:table-cell table:style-name="ce2" office:value-type="float" office:value="-3.39730248294485E-025" calcext:value-type="float">
            <text:p>-3.40E-025</text:p>
          </table:table-cell>
          <table:table-cell table:style-name="ce2" office:value-type="float" office:value="-2.84516599823444E-027" calcext:value-type="float">
            <text:p>-2.85E-027</text:p>
          </table:table-cell>
          <table:table-cell table:style-name="ce2" office:value-type="float" office:value="7.74119960803759E-029" calcext:value-type="float">
            <text:p>7.74E-029</text:p>
          </table:table-cell>
          <table:table-cell table:style-name="ce2" office:value-type="float" office:value="1.30488653482511E-031" calcext:value-type="float">
            <text:p>1.30E-031</text:p>
          </table:table-cell>
          <table:table-cell table:style-name="ce2" office:value-type="float" office:value="-1.5113566144854E-032" calcext:value-type="float">
            <text:p>-1.51E-032</text:p>
          </table:table-cell>
          <table:table-cell table:style-name="ce2" office:value-type="float" office:value="5.38977543730152E-035" calcext:value-type="float">
            <text:p>5.39E-035</text:p>
          </table:table-cell>
          <table:table-cell table:style-name="ce2" office:value-type="float" office:value="2.53549265742857E-036" calcext:value-type="float">
            <text:p>2.54E-036</text:p>
          </table:table-cell>
          <table:table-cell table:style-name="ce2" office:value-type="float" office:value="-2.13784530261845E-038" calcext:value-type="float">
            <text:p>-2.14E-038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32868969035133" calcext:value-type="float">
            <text:p>0.732868969</text:p>
          </table:table-cell>
          <table:table-cell office:value-type="float" office:value="0.00289650300275053" calcext:value-type="float">
            <text:p>0.002896503</text:p>
          </table:table-cell>
          <table:table-cell table:style-name="ce2" office:value-type="float" office:value="0.0000760359221981458" calcext:value-type="float">
            <text:p>7.60E-005</text:p>
          </table:table-cell>
          <table:table-cell table:style-name="ce2" office:value-type="float" office:value="-0.0000000713382530400606" calcext:value-type="float">
            <text:p>-7.13E-008</text:p>
          </table:table-cell>
          <table:table-cell table:style-name="ce2" office:value-type="float" office:value="-0.00000000269886233114076" calcext:value-type="float">
            <text:p>-2.70E-009</text:p>
          </table:table-cell>
          <table:table-cell table:style-name="ce2" office:value-type="float" office:value="0.0000000000229298737052546" calcext:value-type="float">
            <text:p>2.29E-011</text:p>
          </table:table-cell>
          <table:table-cell table:style-name="ce2" office:value-type="float" office:value="0.000000000000213168182686743" calcext:value-type="float">
            <text:p>2.13E-013</text:p>
          </table:table-cell>
          <table:table-cell table:style-name="ce2" office:value-type="float" office:value="-3.32049616840771E-015" calcext:value-type="float">
            <text:p>-3.32E-015</text:p>
          </table:table-cell>
          <table:table-cell table:style-name="ce2" office:value-type="float" office:value="-1.06977745198329E-017" calcext:value-type="float">
            <text:p>-1.07E-017</text:p>
          </table:table-cell>
          <table:table-cell table:style-name="ce2" office:value-type="float" office:value="4.98730195385831E-019" calcext:value-type="float">
            <text:p>4.99E-019</text:p>
          </table:table-cell>
          <table:table-cell table:style-name="ce2" office:value-type="float" office:value="-7.12706194935886E-022" calcext:value-type="float">
            <text:p>-7.13E-022</text:p>
          </table:table-cell>
          <table:table-cell table:style-name="ce2" office:value-type="float" office:value="-6.85533508092395E-023" calcext:value-type="float">
            <text:p>-6.86E-023</text:p>
          </table:table-cell>
          <table:table-cell table:style-name="ce2" office:value-type="float" office:value="4.29116895968186E-025" calcext:value-type="float">
            <text:p>4.29E-025</text:p>
          </table:table-cell>
          <table:table-cell table:style-name="ce2" office:value-type="float" office:value="8.49986171003461E-027" calcext:value-type="float">
            <text:p>8.50E-027</text:p>
          </table:table-cell>
          <table:table-cell table:style-name="ce2" office:value-type="float" office:value="-1.07315330105411E-028" calcext:value-type="float">
            <text:p>-1.07E-028</text:p>
          </table:table-cell>
          <table:table-cell table:style-name="ce2" office:value-type="float" office:value="-8.38828239733928E-031" calcext:value-type="float">
            <text:p>-8.39E-031</text:p>
          </table:table-cell>
          <table:table-cell table:style-name="ce2" office:value-type="float" office:value="2.13966918904901E-032" calcext:value-type="float">
            <text:p>2.14E-032</text:p>
          </table:table-cell>
          <table:table-cell table:style-name="ce2" office:value-type="float" office:value="3.39363855813591E-035" calcext:value-type="float">
            <text:p>3.39E-035</text:p>
          </table:table-cell>
          <table:table-cell table:style-name="ce2" office:value-type="float" office:value="-3.71260749225525E-036" calcext:value-type="float">
            <text:p>-3.71E-036</text:p>
          </table:table-cell>
          <table:table-cell table:style-name="ce2" office:value-type="float" office:value="1.2503518333282E-038" calcext:value-type="float">
            <text:p>1.25E-038</text:p>
          </table:table-cell>
          <table:table-cell table:style-name="ce2" office:value-type="float" office:value="5.63486192408773E-040" calcext:value-type="float">
            <text:p>5.63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207.383293443051" calcext:value-type="float">
            <text:p>207.3832934431</text:p>
          </table:table-cell>
          <table:table-cell table:style-name="ce2" office:value-type="float" office:value="1.63927347877461" calcext:value-type="float">
            <text:p>1.64E+000</text:p>
          </table:table-cell>
          <table:table-cell table:style-name="ce2" office:value-type="float" office:value="0.0462719007632542" calcext:value-type="float">
            <text:p>4.63E-002</text:p>
          </table:table-cell>
          <table:table-cell table:style-name="ce2" office:value-type="float" office:value="0.000129702512975673" calcext:value-type="float">
            <text:p>1.30E-004</text:p>
          </table:table-cell>
          <table:table-cell table:style-name="ce2" office:value-type="float" office:value="0.000000545344202249536" calcext:value-type="float">
            <text:p>5.45E-007</text:p>
          </table:table-cell>
          <table:table-cell table:style-name="ce2" office:value-type="float" office:value="0.00000000275153002455392" calcext:value-type="float">
            <text:p>2.75E-009</text:p>
          </table:table-cell>
          <table:table-cell table:style-name="ce2" office:value-type="float" office:value="0.0000000000154253597896568" calcext:value-type="float">
            <text:p>1.54E-011</text:p>
          </table:table-cell>
          <table:table-cell table:style-name="ce2" office:value-type="float" office:value="0.0000000000000926530184455069" calcext:value-type="float">
            <text:p>9.27E-014</text:p>
          </table:table-cell>
          <table:table-cell table:style-name="ce2" office:value-type="float" office:value="5.84350124719809E-016" calcext:value-type="float">
            <text:p>5.84E-016</text:p>
          </table:table-cell>
          <table:table-cell table:style-name="ce2" office:value-type="float" office:value="3.82191459306723E-018" calcext:value-type="float">
            <text:p>3.82E-018</text:p>
          </table:table-cell>
          <table:table-cell table:style-name="ce2" office:value-type="float" office:value="2.57112542104493E-020" calcext:value-type="float">
            <text:p>2.57E-020</text:p>
          </table:table-cell>
          <table:table-cell table:style-name="ce2" office:value-type="float" office:value="1.76899040060672E-022" calcext:value-type="float">
            <text:p>1.77E-022</text:p>
          </table:table-cell>
          <table:table-cell table:style-name="ce2" office:value-type="float" office:value="1.23964022148382E-024" calcext:value-type="float">
            <text:p>1.24E-024</text:p>
          </table:table-cell>
          <table:table-cell table:style-name="ce2" office:value-type="float" office:value="8.8207652055067E-027" calcext:value-type="float">
            <text:p>8.82E-027</text:p>
          </table:table-cell>
          <table:table-cell table:style-name="ce2" office:value-type="float" office:value="6.35655074416886E-029" calcext:value-type="float">
            <text:p>6.36E-029</text:p>
          </table:table-cell>
          <table:table-cell table:style-name="ce2" office:value-type="float" office:value="4.64217411172955E-031" calcext:value-type="float">
            <text:p>4.64E-031</text:p>
          </table:table-cell>
          <table:table-cell table:style-name="ce2" office:value-type="float" office:value="3.34667478697717E-033" calcext:value-type="float">
            <text:p>3.35E-033</text:p>
          </table:table-cell>
          <table:table-cell table:style-name="ce2" office:value-type="float" office:value="2.98061174853763E-035" calcext:value-type="float">
            <text:p>2.98E-035</text:p>
          </table:table-cell>
          <table:table-cell table:style-name="ce2" office:value-type="float" office:value="-1.34911734623958E-037" calcext:value-type="float">
            <text:p>-1.35E-037</text:p>
          </table:table-cell>
          <table:table-cell table:style-name="ce2" office:value-type="float" office:value="2.46635953175802E-038" calcext:value-type="float">
            <text:p>2.47E-038</text:p>
          </table:table-cell>
          <table:table-cell table:style-name="ce2" office:value-type="float" office:value="-1.65385850093493E-039" calcext:value-type="float">
            <text:p>-1.65E-039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7" calcext:value-type="float">
            <text:p>1.14E-004</text:p>
          </table:table-cell>
          <table:table-cell table:style-name="ce2" office:value-type="float" office:value="0.000000638739679813418" calcext:value-type="float">
            <text:p>6.39E-007</text:p>
          </table:table-cell>
          <table:table-cell table:style-name="ce2" office:value-type="float" office:value="0.00000000402844524529499" calcext:value-type="float">
            <text:p>4.03E-009</text:p>
          </table:table-cell>
          <table:table-cell table:style-name="ce2" office:value-type="float" office:value="0.0000000000271006531261798" calcext:value-type="float">
            <text:p>2.71E-011</text:p>
          </table:table-cell>
          <table:table-cell table:style-name="ce2" office:value-type="float" office:value="0.000000000000189911304480946" calcext:value-type="float">
            <text:p>1.90E-013</text:p>
          </table:table-cell>
          <table:table-cell table:style-name="ce2" office:value-type="float" office:value="1.36885148833804E-015" calcext:value-type="float">
            <text:p>1.37E-015</text:p>
          </table:table-cell>
          <table:table-cell table:style-name="ce2" office:value-type="float" office:value="1.00720226350086E-017" calcext:value-type="float">
            <text:p>1.01E-017</text:p>
          </table:table-cell>
          <table:table-cell table:style-name="ce2" office:value-type="float" office:value="7.52863867326832E-020" calcext:value-type="float">
            <text:p>7.53E-020</text:p>
          </table:table-cell>
          <table:table-cell table:style-name="ce2" office:value-type="float" office:value="5.69785625356505E-022" calcext:value-type="float">
            <text:p>5.70E-022</text:p>
          </table:table-cell>
          <table:table-cell table:style-name="ce2" office:value-type="float" office:value="4.35581003953733E-024" calcext:value-type="float">
            <text:p>4.36E-024</text:p>
          </table:table-cell>
          <table:table-cell table:style-name="ce2" office:value-type="float" office:value="3.35779370351889E-026" calcext:value-type="float">
            <text:p>3.36E-026</text:p>
          </table:table-cell>
          <table:table-cell table:style-name="ce2" office:value-type="float" office:value="2.60517818537362E-028" calcext:value-type="float">
            <text:p>2.61E-028</text:p>
          </table:table-cell>
          <table:table-cell table:style-name="ce2" office:value-type="float" office:value="2.04354849422516E-030" calcext:value-type="float">
            <text:p>2.04E-030</text:p>
          </table:table-cell>
          <table:table-cell table:style-name="ce2" office:value-type="float" office:value="1.53450696493527E-032" calcext:value-type="float">
            <text:p>1.53E-032</text:p>
          </table:table-cell>
          <table:table-cell table:style-name="ce2" office:value-type="float" office:value="1.7258590732999E-034" calcext:value-type="float">
            <text:p>1.73E-034</text:p>
          </table:table-cell>
          <table:table-cell table:style-name="ce2" office:value-type="float" office:value="-2.46144920510144E-036" calcext:value-type="float">
            <text:p>-2.46E-036</text:p>
          </table:table-cell>
          <table:table-cell table:style-name="ce2" office:value-type="float" office:value="2.63468119571068E-037" calcext:value-type="float">
            <text:p>2.63E-037</text:p>
          </table:table-cell>
          <table:table-cell table:style-name="ce2" office:value-type="float" office:value="-1.87739994756367E-038" calcext:value-type="float">
            <text:p>-1.88E-038</text:p>
          </table:table-cell>
          <table:table-cell table:style-name="ce2" office:value-type="float" office:value="1.38571790029816E-039" calcext:value-type="float">
            <text:p>1.39E-039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70566535289025E-019" calcext:value-type="float">
            <text:p>-4.71E-019</text:p>
          </table:table-cell>
          <table:table-cell table:style-name="ce2" office:value-type="float" office:value="5.74783887811223E-020" calcext:value-type="float">
            <text:p>5.75E-020</text:p>
          </table:table-cell>
          <table:table-cell table:style-name="ce2" office:value-type="float" office:value="-5.25514778247887E-021" calcext:value-type="float">
            <text:p>-5.26E-021</text:p>
          </table:table-cell>
          <table:table-cell table:style-name="ce2" office:value-type="float" office:value="4.38129415586346E-022" calcext:value-type="float">
            <text:p>4.38E-022</text:p>
          </table:table-cell>
          <table:table-cell table:style-name="ce2" office:value-type="float" office:value="-3.48990732913236E-023" calcext:value-type="float">
            <text:p>-3.49E-023</text:p>
          </table:table-cell>
          <table:table-cell table:style-name="ce2" office:value-type="float" office:value="2.70879171007566E-024" calcext:value-type="float">
            <text:p>2.71E-024</text:p>
          </table:table-cell>
          <table:table-cell table:style-name="ce2" office:value-type="float" office:value="-2.06892164573396E-025" calcext:value-type="float">
            <text:p>-2.07E-025</text:p>
          </table:table-cell>
          <table:table-cell table:style-name="ce2" office:value-type="float" office:value="1.56317751079269E-026" calcext:value-type="float">
            <text:p>1.56E-026</text:p>
          </table:table-cell>
          <table:table-cell table:style-name="ce2" office:value-type="float" office:value="-1.17182112147299E-027" calcext:value-type="float">
            <text:p>-1.17E-027</text:p>
          </table:table-cell>
          <table:table-cell table:style-name="ce2" office:value-type="float" office:value="8.73095238402355E-029" calcext:value-type="float">
            <text:p>8.73E-029</text:p>
          </table:table-cell>
          <table:table-cell table:style-name="ce2" office:value-type="float" office:value="-6.4725345437163E-030" calcext:value-type="float">
            <text:p>-6.47E-030</text:p>
          </table:table-cell>
          <table:table-cell table:style-name="ce2" office:value-type="float" office:value="4.77752042189825E-031" calcext:value-type="float">
            <text:p>4.78E-031</text:p>
          </table:table-cell>
          <table:table-cell table:style-name="ce2" office:value-type="float" office:value="-3.5128448033295E-032" calcext:value-type="float">
            <text:p>-3.51E-032</text:p>
          </table:table-cell>
          <table:table-cell table:style-name="ce2" office:value-type="float" office:value="2.57398297422095E-033" calcext:value-type="float">
            <text:p>2.57E-033</text:p>
          </table:table-cell>
          <table:table-cell table:style-name="ce2" office:value-type="float" office:value="-1.88007482204642E-034" calcext:value-type="float">
            <text:p>-1.88E-034</text:p>
          </table:table-cell>
          <table:table-cell table:style-name="ce2" office:value-type="float" office:value="1.36924554875234E-035" calcext:value-type="float">
            <text:p>1.37E-035</text:p>
          </table:table-cell>
          <table:table-cell table:style-name="ce2" office:value-type="float" office:value="-9.94547465214795E-037" calcext:value-type="float">
            <text:p>-9.95E-037</text:p>
          </table:table-cell>
          <table:table-cell table:style-name="ce2" office:value-type="float" office:value="7.2060797817372E-038" calcext:value-type="float">
            <text:p>7.21E-038</text:p>
          </table:table-cell>
          <table:table-cell table:style-name="ce2" office:value-type="float" office:value="-5.20936871294651E-039" calcext:value-type="float">
            <text:p>-5.21E-039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1189374" calcext:value-type="float">
            <text:p>1.57079631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000000315791856196624" calcext:value-type="float">
            <text:p>-3.16E-011</text:p>
          </table:table-cell>
          <table:table-cell table:style-name="ce2" office:value-type="float" office:value="0.00000000000385730937565146" calcext:value-type="float">
            <text:p>3.86E-012</text:p>
          </table:table-cell>
          <table:table-cell table:style-name="ce2" office:value-type="float" office:value="-0.000000000000352666997834276" calcext:value-type="float">
            <text:p>-3.53E-013</text:p>
          </table:table-cell>
          <table:table-cell table:style-name="ce2" office:value-type="float" office:value="0.0000000000000294023673649835" calcext:value-type="float">
            <text:p>2.94E-014</text:p>
          </table:table-cell>
          <table:table-cell table:style-name="ce2" office:value-type="float" office:value="-2.34203716323347E-015" calcext:value-type="float">
            <text:p>-2.34E-015</text:p>
          </table:table-cell>
          <table:table-cell table:style-name="ce2" office:value-type="float" office:value="1.81783934475795E-016" calcext:value-type="float">
            <text:p>1.82E-016</text:p>
          </table:table-cell>
          <table:table-cell table:style-name="ce2" office:value-type="float" office:value="-1.38842981350216E-017" calcext:value-type="float">
            <text:p>-1.39E-017</text:p>
          </table:table-cell>
          <table:table-cell table:style-name="ce2" office:value-type="float" office:value="1.04903066979645E-018" calcext:value-type="float">
            <text:p>1.05E-018</text:p>
          </table:table-cell>
          <table:table-cell table:style-name="ce2" office:value-type="float" office:value="-7.86395842732585E-020" calcext:value-type="float">
            <text:p>-7.86E-020</text:p>
          </table:table-cell>
          <table:table-cell table:style-name="ce2" office:value-type="float" office:value="5.85924296129912E-021" calcext:value-type="float">
            <text:p>5.86E-021</text:p>
          </table:table-cell>
          <table:table-cell table:style-name="ce2" office:value-type="float" office:value="-4.3436444042956E-022" calcext:value-type="float">
            <text:p>-4.34E-022</text:p>
          </table:table-cell>
          <table:table-cell table:style-name="ce2" office:value-type="float" office:value="3.20613968250392E-023" calcext:value-type="float">
            <text:p>3.21E-023</text:p>
          </table:table-cell>
          <table:table-cell table:style-name="ce2" office:value-type="float" office:value="-2.35743024159746E-024" calcext:value-type="float">
            <text:p>-2.36E-024</text:p>
          </table:table-cell>
          <table:table-cell table:style-name="ce2" office:value-type="float" office:value="1.7273707335531E-025" calcext:value-type="float">
            <text:p>1.73E-025</text:p>
          </table:table-cell>
          <table:table-cell table:style-name="ce2" office:value-type="float" office:value="-1.26169685542538E-026" calcext:value-type="float">
            <text:p>-1.26E-026</text:p>
          </table:table-cell>
          <table:table-cell table:style-name="ce2" office:value-type="float" office:value="9.18885133138263E-028" calcext:value-type="float">
            <text:p>9.19E-028</text:p>
          </table:table-cell>
          <table:table-cell table:style-name="ce2" office:value-type="float" office:value="-6.67429505846445E-029" calcext:value-type="float">
            <text:p>-6.67E-029</text:p>
          </table:table-cell>
          <table:table-cell table:style-name="ce2" office:value-type="float" office:value="4.83591828045752E-030" calcext:value-type="float">
            <text:p>4.84E-030</text:p>
          </table:table-cell>
          <table:table-cell table:style-name="ce2" office:value-type="float" office:value="-3.49594816482983E-031" calcext:value-type="float">
            <text:p>-3.50E-031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1.5707963267949" calcext:value-type="float">
            <text:p>1.5707963268</text:p>
          </table:table-cell>
          <table:table-cell office:value-type="float" office:value="-6037857.26186934" calcext:value-type="float">
            <text:p>-6037857.26186934</text:p>
          </table:table-cell>
          <table:table-cell office:value-type="float" office:value="-24107.9720050972" calcext:value-type="float">
            <text:p>-24107.9720050972</text:p>
          </table:table-cell>
          <table:table-cell table:style-name="ce2" office:value-type="float" office:value="7.33714785462799E+019" calcext:value-type="float">
            <text:p>7.34E+019</text:p>
          </table:table-cell>
          <table:table-cell table:style-name="ce2" office:value-type="float" office:value="8.78873484772643E+017" calcext:value-type="float">
            <text:p>8.79E+017</text:p>
          </table:table-cell>
          <table:table-cell table:style-name="ce2" office:value-type="float" office:value="-1.60488606057588E+033" calcext:value-type="float">
            <text:p>-1.60E+033</text:p>
          </table:table-cell>
          <table:table-cell table:style-name="ce2" office:value-type="float" office:value="-3.20399659528846E+031" calcext:value-type="float">
            <text:p>-3.20E+031</text:p>
          </table:table-cell>
          <table:table-cell table:style-name="ce2" office:value-type="float" office:value="4.1790912400949E+046" calcext:value-type="float">
            <text:p>4.18E+046</text:p>
          </table:table-cell>
          <table:table-cell table:style-name="ce2" office:value-type="float" office:value="1.16804003767114E+045" calcext:value-type="float">
            <text:p>1.17E+045</text:p>
          </table:table-cell>
          <table:table-cell table:style-name="ce2" office:value-type="float" office:value="-1.18495829992204E+060" calcext:value-type="float">
            <text:p>-1.18E+060</text:p>
          </table:table-cell>
          <table:table-cell table:style-name="ce2" office:value-type="float" office:value="-4.25817409297205E+058" calcext:value-type="float">
            <text:p>-4.26E+058</text:p>
          </table:table-cell>
          <table:table-cell table:style-name="ce2" office:value-type="float" office:value="3.53442341180864E+073" calcext:value-type="float">
            <text:p>3.53E+073</text:p>
          </table:table-cell>
          <table:table-cell table:style-name="ce2" office:value-type="float" office:value="1.55234803784726E+072" calcext:value-type="float">
            <text:p>1.55E+072</text:p>
          </table:table-cell>
          <table:table-cell table:style-name="ce2" office:value-type="float" office:value="-1.09026881932399E+087" calcext:value-type="float">
            <text:p>-1.09E+087</text:p>
          </table:table-cell>
          <table:table-cell table:style-name="ce2" office:value-type="float" office:value="-5.65919658988461E+085" calcext:value-type="float">
            <text:p>-5.66E+085</text:p>
          </table:table-cell>
          <table:table-cell table:style-name="ce2" office:value-type="float" office:value="3.4446997125773E+100" calcext:value-type="float">
            <text:p>3.44E+100</text:p>
          </table:table-cell>
          <table:table-cell table:style-name="ce2" office:value-type="float" office:value="2.06310088086785E+099" calcext:value-type="float">
            <text:p>2.06E+099</text:p>
          </table:table-cell>
          <table:table-cell table:style-name="ce2" office:value-type="float" office:value="-1.10805008196948E+114" calcext:value-type="float">
            <text:p>-1.11E+114</text:p>
          </table:table-cell>
          <table:table-cell table:style-name="ce2" office:value-type="float" office:value="-7.52118286939468E+112" calcext:value-type="float">
            <text:p>-7.52E+112</text:p>
          </table:table-cell>
          <table:table-cell table:style-name="ce2" office:value-type="float" office:value="3.61426834742355E+127" calcext:value-type="float">
            <text:p>3.61E+127</text:p>
          </table:table-cell>
          <table:table-cell table:style-name="ce2" office:value-type="float" office:value="2.74190139122428E+126" calcext:value-type="float">
            <text:p>2.74E+126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0.00000001490116125508" calcext:value-type="float">
            <text:p>1.49E-008</text:p>
          </table:table-cell>
          <table:table-cell table:style-name="ce2" office:value-type="float" office:value="-0" calcext:value-type="float">
            <text:p>-0.00E+000</text:p>
          </table:table-cell>
          <table:table-cell table:style-name="ce2" office:value-type="float" office:value="-271616.283539783" calcext:value-type="float">
            <text:p>-2.72E+005</text:p>
          </table:table-cell>
          <table:table-cell office:value-type="float" office:value="-2169.02039107771" calcext:value-type="float">
            <text:p>-2169.0203910777</text:p>
          </table:table-cell>
          <table:table-cell table:style-name="ce2" office:value-type="float" office:value="7.42647544923513E+018" calcext:value-type="float">
            <text:p>7.43E+018</text:p>
          </table:table-cell>
          <table:table-cell table:style-name="ce2" office:value-type="float" office:value="1.18609801101043E+017" calcext:value-type="float">
            <text:p>1.19E+017</text:p>
          </table:table-cell>
          <table:table-cell table:style-name="ce2" office:value-type="float" office:value="-2.25614593251137E+032" calcext:value-type="float">
            <text:p>-2.26E+032</text:p>
          </table:table-cell>
          <table:table-cell table:style-name="ce2" office:value-type="float" office:value="-5.40500716940351E+030" calcext:value-type="float">
            <text:p>-5.41E+030</text:p>
          </table:table-cell>
          <table:table-cell table:style-name="ce2" office:value-type="float" office:value="7.19682469667013E+045" calcext:value-type="float">
            <text:p>7.20E+045</text:p>
          </table:table-cell>
          <table:table-cell table:style-name="ce2" office:value-type="float" office:value="2.29884001277896E+044" calcext:value-type="float">
            <text:p>2.30E+044</text:p>
          </table:table-cell>
          <table:table-cell table:style-name="ce2" office:value-type="float" office:value="-2.36128885466213E+059" calcext:value-type="float">
            <text:p>-2.36E+059</text:p>
          </table:table-cell>
          <table:table-cell table:style-name="ce2" office:value-type="float" office:value="-9.42816021233967E+057" calcext:value-type="float">
            <text:p>-9.43E+057</text:p>
          </table:table-cell>
          <table:table-cell table:style-name="ce2" office:value-type="float" office:value="7.89089455621506E+072" calcext:value-type="float">
            <text:p>7.89E+072</text:p>
          </table:table-cell>
          <table:table-cell table:style-name="ce2" office:value-type="float" office:value="3.78081408961648E+071" calcext:value-type="float">
            <text:p>3.78E+071</text:p>
          </table:table-cell>
          <table:table-cell table:style-name="ce2" office:value-type="float" office:value="-2.67120513190358E+086" calcext:value-type="float">
            <text:p>-2.67E+086</text:p>
          </table:table-cell>
          <table:table-cell table:style-name="ce2" office:value-type="float" office:value="-1.49318326097381E+085" calcext:value-type="float">
            <text:p>-1.49E+085</text:p>
          </table:table-cell>
          <table:table-cell table:style-name="ce2" office:value-type="float" office:value="9.12944129923973E+099" calcext:value-type="float">
            <text:p>9.13E+099</text:p>
          </table:table-cell>
          <table:table-cell table:style-name="ce2" office:value-type="float" office:value="5.83232907221416E+098" calcext:value-type="float">
            <text:p>5.83E+098</text:p>
          </table:table-cell>
          <table:table-cell table:style-name="ce2" office:value-type="float" office:value="-3.14330338710485E+113" calcext:value-type="float">
            <text:p>-3.14E+113</text:p>
          </table:table-cell>
          <table:table-cell table:style-name="ce2" office:value-type="float" office:value="-2.25910617279981E+112" calcext:value-type="float">
            <text:p>-2.26E+112</text:p>
          </table:table-cell>
          <table:table-cell table:style-name="ce2" office:value-type="float" office:value="1.08861819687342E+127" calcext:value-type="float">
            <text:p>1.09E+127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1.55604812210261E-025" calcext:value-type="float">
            <text:p>-1.56E-025</text:p>
          </table:table-cell>
          <table:table-cell table:style-name="ce2" office:value-type="float" office:value="-3.73282359759835E-028" calcext:value-type="float">
            <text:p>-3.73E-028</text:p>
          </table:table-cell>
          <table:table-cell table:style-name="ce2" office:value-type="float" office:value="-7.53457141323588E-029" calcext:value-type="float">
            <text:p>-7.53E-029</text:p>
          </table:table-cell>
          <table:table-cell table:style-name="ce2" office:value-type="float" office:value="-3.8392605232201E-032" calcext:value-type="float">
            <text:p>-3.84E-032</text:p>
          </table:table-cell>
          <table:table-cell table:style-name="ce2" office:value-type="float" office:value="6.5314769443274E-033" calcext:value-type="float">
            <text:p>6.53E-033</text:p>
          </table:table-cell>
          <table:table-cell table:style-name="ce2" office:value-type="float" office:value="3.97178881273352E-035" calcext:value-type="float">
            <text:p>3.97E-035</text:p>
          </table:table-cell>
          <table:table-cell table:style-name="ce2" office:value-type="float" office:value="-5.33606165873378E-038" calcext:value-type="float">
            <text:p>-5.34E-038</text:p>
          </table:table-cell>
          <table:table-cell table:style-name="ce2" office:value-type="float" office:value="1.54418147788127E-039" calcext:value-type="float">
            <text:p>1.54E-039</text:p>
          </table:table-cell>
          <table:table-cell table:style-name="ce2" office:value-type="float" office:value="-1.28183306493063E-042" calcext:value-type="float">
            <text:p>-1.28E-042</text:p>
          </table:table-cell>
          <table:table-cell table:style-name="ce2" office:value-type="float" office:value="-1.7407078898482E-044" calcext:value-type="float">
            <text:p>-1.74E-044</text:p>
          </table:table-cell>
          <table:table-cell table:style-name="ce2" office:value-type="float" office:value="6.28292857737281E-046" calcext:value-type="float">
            <text:p>6.28E-046</text:p>
          </table:table-cell>
          <table:table-cell table:style-name="ce2" office:value-type="float" office:value="-3.34284204391942E-049" calcext:value-type="float">
            <text:p>-3.34E-049</text:p>
          </table:table-cell>
          <table:table-cell table:style-name="ce2" office:value-type="float" office:value="-5.52411966868862E-051" calcext:value-type="float">
            <text:p>-5.52E-051</text:p>
          </table:table-cell>
          <table:table-cell table:style-name="ce2" office:value-type="float" office:value="-1.6571507841091E-053" calcext:value-type="float">
            <text:p>-1.66E-053</text:p>
          </table:table-cell>
          <table:table-cell table:style-name="ce2" office:value-type="float" office:value="-3.84076036974355E-054" calcext:value-type="float">
            <text:p>-3.84E-054</text:p>
          </table:table-cell>
          <table:table-cell table:style-name="ce2" office:value-type="float" office:value="-1.28629204570137E-056" calcext:value-type="float">
            <text:p>-1.29E-056</text:p>
          </table:table-cell>
          <table:table-cell table:style-name="ce2" office:value-type="float" office:value="3.31940870722647E-057" calcext:value-type="float">
            <text:p>3.32E-057</text:p>
          </table:table-cell>
          <table:table-cell table:style-name="ce2" office:value-type="float" office:value="-3.90276273460319E-058" calcext:value-type="float">
            <text:p>-3.90E-058</text:p>
          </table:table-cell>
          <table:table-cell table:style-name="ce2" office:value-type="float" office:value="-2.3035202364484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1.55604812210261E-025" calcext:value-type="float">
            <text:p>-1.56E-025</text:p>
          </table:table-cell>
          <table:table-cell table:style-name="ce2" office:value-type="float" office:value="-3.73282359759835E-028" calcext:value-type="float">
            <text:p>-3.73E-028</text:p>
          </table:table-cell>
          <table:table-cell table:style-name="ce2" office:value-type="float" office:value="-7.53457141323588E-029" calcext:value-type="float">
            <text:p>-7.53E-029</text:p>
          </table:table-cell>
          <table:table-cell table:style-name="ce2" office:value-type="float" office:value="-3.8392605232201E-032" calcext:value-type="float">
            <text:p>-3.84E-032</text:p>
          </table:table-cell>
          <table:table-cell table:style-name="ce2" office:value-type="float" office:value="6.5314769443274E-033" calcext:value-type="float">
            <text:p>6.53E-033</text:p>
          </table:table-cell>
          <table:table-cell table:style-name="ce2" office:value-type="float" office:value="3.97178881273352E-035" calcext:value-type="float">
            <text:p>3.97E-035</text:p>
          </table:table-cell>
          <table:table-cell table:style-name="ce2" office:value-type="float" office:value="-5.33606165873378E-038" calcext:value-type="float">
            <text:p>-5.34E-038</text:p>
          </table:table-cell>
          <table:table-cell table:style-name="ce2" office:value-type="float" office:value="1.54418147788127E-039" calcext:value-type="float">
            <text:p>1.54E-039</text:p>
          </table:table-cell>
          <table:table-cell table:style-name="ce2" office:value-type="float" office:value="-1.28183306493063E-042" calcext:value-type="float">
            <text:p>-1.28E-042</text:p>
          </table:table-cell>
          <table:table-cell table:style-name="ce2" office:value-type="float" office:value="-1.7407078898482E-044" calcext:value-type="float">
            <text:p>-1.74E-044</text:p>
          </table:table-cell>
          <table:table-cell table:style-name="ce2" office:value-type="float" office:value="6.28292857737281E-046" calcext:value-type="float">
            <text:p>6.28E-046</text:p>
          </table:table-cell>
          <table:table-cell table:style-name="ce2" office:value-type="float" office:value="-3.34284204391942E-049" calcext:value-type="float">
            <text:p>-3.34E-049</text:p>
          </table:table-cell>
          <table:table-cell table:style-name="ce2" office:value-type="float" office:value="-5.52411966868862E-051" calcext:value-type="float">
            <text:p>-5.52E-051</text:p>
          </table:table-cell>
          <table:table-cell table:style-name="ce2" office:value-type="float" office:value="-1.6571507841091E-053" calcext:value-type="float">
            <text:p>-1.66E-053</text:p>
          </table:table-cell>
          <table:table-cell table:style-name="ce2" office:value-type="float" office:value="-3.84076036974355E-054" calcext:value-type="float">
            <text:p>-3.84E-054</text:p>
          </table:table-cell>
          <table:table-cell table:style-name="ce2" office:value-type="float" office:value="-1.28629204570137E-056" calcext:value-type="float">
            <text:p>-1.29E-056</text:p>
          </table:table-cell>
          <table:table-cell table:style-name="ce2" office:value-type="float" office:value="3.31940870722647E-057" calcext:value-type="float">
            <text:p>3.32E-057</text:p>
          </table:table-cell>
          <table:table-cell table:style-name="ce2" office:value-type="float" office:value="-3.90276273460319E-058" calcext:value-type="float">
            <text:p>-3.90E-058</text:p>
          </table:table-cell>
          <table:table-cell table:style-name="ce2" office:value-type="float" office:value="-2.3035202364484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1.55604812210261E-025" calcext:value-type="float">
            <text:p>-1.56E-025</text:p>
          </table:table-cell>
          <table:table-cell table:style-name="ce2" office:value-type="float" office:value="-3.73282359759835E-028" calcext:value-type="float">
            <text:p>-3.73E-028</text:p>
          </table:table-cell>
          <table:table-cell table:style-name="ce2" office:value-type="float" office:value="-7.53457141323588E-029" calcext:value-type="float">
            <text:p>-7.53E-029</text:p>
          </table:table-cell>
          <table:table-cell table:style-name="ce2" office:value-type="float" office:value="-3.8392605232201E-032" calcext:value-type="float">
            <text:p>-3.84E-032</text:p>
          </table:table-cell>
          <table:table-cell table:style-name="ce2" office:value-type="float" office:value="6.5314769443274E-033" calcext:value-type="float">
            <text:p>6.53E-033</text:p>
          </table:table-cell>
          <table:table-cell table:style-name="ce2" office:value-type="float" office:value="3.97178881273352E-035" calcext:value-type="float">
            <text:p>3.97E-035</text:p>
          </table:table-cell>
          <table:table-cell table:style-name="ce2" office:value-type="float" office:value="-5.33606165873379E-038" calcext:value-type="float">
            <text:p>-5.34E-038</text:p>
          </table:table-cell>
          <table:table-cell table:style-name="ce2" office:value-type="float" office:value="1.54418147788127E-039" calcext:value-type="float">
            <text:p>1.54E-039</text:p>
          </table:table-cell>
          <table:table-cell table:style-name="ce2" office:value-type="float" office:value="-1.28183306493102E-042" calcext:value-type="float">
            <text:p>-1.28E-042</text:p>
          </table:table-cell>
          <table:table-cell table:style-name="ce2" office:value-type="float" office:value="-1.74070788984572E-044" calcext:value-type="float">
            <text:p>-1.74E-044</text:p>
          </table:table-cell>
          <table:table-cell table:style-name="ce2" office:value-type="float" office:value="6.28292857735703E-046" calcext:value-type="float">
            <text:p>6.28E-046</text:p>
          </table:table-cell>
          <table:table-cell table:style-name="ce2" office:value-type="float" office:value="-3.34284204290879E-049" calcext:value-type="float">
            <text:p>-3.34E-049</text:p>
          </table:table-cell>
          <table:table-cell table:style-name="ce2" office:value-type="float" office:value="-5.52411967519778E-051" calcext:value-type="float">
            <text:p>-5.52E-051</text:p>
          </table:table-cell>
          <table:table-cell table:style-name="ce2" office:value-type="float" office:value="-1.65715074197161E-053" calcext:value-type="float">
            <text:p>-1.66E-053</text:p>
          </table:table-cell>
          <table:table-cell table:style-name="ce2" office:value-type="float" office:value="-3.84076039714516E-054" calcext:value-type="float">
            <text:p>-3.84E-054</text:p>
          </table:table-cell>
          <table:table-cell table:style-name="ce2" office:value-type="float" office:value="-1.28629186679803E-056" calcext:value-type="float">
            <text:p>-1.29E-056</text:p>
          </table:table-cell>
          <table:table-cell table:style-name="ce2" office:value-type="float" office:value="3.3194085900093E-057" calcext:value-type="float">
            <text:p>3.32E-057</text:p>
          </table:table-cell>
          <table:table-cell table:style-name="ce2" office:value-type="float" office:value="-3.90276265756347E-058" calcext:value-type="float">
            <text:p>-3.90E-058</text:p>
          </table:table-cell>
          <table:table-cell table:style-name="ce2" office:value-type="float" office:value="-2.30352028722143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1.55604812210261E-025" calcext:value-type="float">
            <text:p>-1.56E-025</text:p>
          </table:table-cell>
          <table:table-cell table:style-name="ce2" office:value-type="float" office:value="-3.73282359759835E-028" calcext:value-type="float">
            <text:p>-3.73E-028</text:p>
          </table:table-cell>
          <table:table-cell table:style-name="ce2" office:value-type="float" office:value="-7.53457141323588E-029" calcext:value-type="float">
            <text:p>-7.53E-029</text:p>
          </table:table-cell>
          <table:table-cell table:style-name="ce2" office:value-type="float" office:value="-3.8392605232201E-032" calcext:value-type="float">
            <text:p>-3.84E-032</text:p>
          </table:table-cell>
          <table:table-cell table:style-name="ce2" office:value-type="float" office:value="6.5314769443274E-033" calcext:value-type="float">
            <text:p>6.53E-033</text:p>
          </table:table-cell>
          <table:table-cell table:style-name="ce2" office:value-type="float" office:value="3.97178881273352E-035" calcext:value-type="float">
            <text:p>3.97E-035</text:p>
          </table:table-cell>
          <table:table-cell table:style-name="ce2" office:value-type="float" office:value="-5.33606165873378E-038" calcext:value-type="float">
            <text:p>-5.34E-038</text:p>
          </table:table-cell>
          <table:table-cell table:style-name="ce2" office:value-type="float" office:value="1.54418147788127E-039" calcext:value-type="float">
            <text:p>1.54E-039</text:p>
          </table:table-cell>
          <table:table-cell table:style-name="ce2" office:value-type="float" office:value="-1.28183306493063E-042" calcext:value-type="float">
            <text:p>-1.28E-042</text:p>
          </table:table-cell>
          <table:table-cell table:style-name="ce2" office:value-type="float" office:value="-1.74070788984821E-044" calcext:value-type="float">
            <text:p>-1.74E-044</text:p>
          </table:table-cell>
          <table:table-cell table:style-name="ce2" office:value-type="float" office:value="6.28292857737284E-046" calcext:value-type="float">
            <text:p>6.28E-046</text:p>
          </table:table-cell>
          <table:table-cell table:style-name="ce2" office:value-type="float" office:value="-3.34284204392155E-049" calcext:value-type="float">
            <text:p>-3.34E-049</text:p>
          </table:table-cell>
          <table:table-cell table:style-name="ce2" office:value-type="float" office:value="-5.52411966867512E-051" calcext:value-type="float">
            <text:p>-5.52E-051</text:p>
          </table:table-cell>
          <table:table-cell table:style-name="ce2" office:value-type="float" office:value="-1.65715078419547E-053" calcext:value-type="float">
            <text:p>-1.66E-053</text:p>
          </table:table-cell>
          <table:table-cell table:style-name="ce2" office:value-type="float" office:value="-3.84076036968798E-054" calcext:value-type="float">
            <text:p>-3.84E-054</text:p>
          </table:table-cell>
          <table:table-cell table:style-name="ce2" office:value-type="float" office:value="-1.28629204606075E-056" calcext:value-type="float">
            <text:p>-1.29E-056</text:p>
          </table:table-cell>
          <table:table-cell table:style-name="ce2" office:value-type="float" office:value="3.31940870745998E-057" calcext:value-type="float">
            <text:p>3.32E-057</text:p>
          </table:table-cell>
          <table:table-cell table:style-name="ce2" office:value-type="float" office:value="-3.90276273475553E-058" calcext:value-type="float">
            <text:p>-3.90E-058</text:p>
          </table:table-cell>
          <table:table-cell table:style-name="ce2" office:value-type="float" office:value="-2.30352023634865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5.18682707367538E-026" calcext:value-type="float">
            <text:p>-5.19E-026</text:p>
          </table:table-cell>
          <table:table-cell table:style-name="ce2" office:value-type="float" office:value="-9.33205899399587E-029" calcext:value-type="float">
            <text:p>-9.33E-029</text:p>
          </table:table-cell>
          <table:table-cell table:style-name="ce2" office:value-type="float" office:value="-1.50691428264718E-029" calcext:value-type="float">
            <text:p>-1.51E-029</text:p>
          </table:table-cell>
          <table:table-cell table:style-name="ce2" office:value-type="float" office:value="-6.39876753870016E-033" calcext:value-type="float">
            <text:p>-6.40E-033</text:p>
          </table:table-cell>
          <table:table-cell table:style-name="ce2" office:value-type="float" office:value="9.33068134903915E-034" calcext:value-type="float">
            <text:p>9.33E-034</text:p>
          </table:table-cell>
          <table:table-cell table:style-name="ce2" office:value-type="float" office:value="4.9647360159169E-036" calcext:value-type="float">
            <text:p>4.96E-036</text:p>
          </table:table-cell>
          <table:table-cell table:style-name="ce2" office:value-type="float" office:value="-5.92895739859308E-039" calcext:value-type="float">
            <text:p>-5.93E-039</text:p>
          </table:table-cell>
          <table:table-cell table:style-name="ce2" office:value-type="float" office:value="1.54418147788127E-040" calcext:value-type="float">
            <text:p>1.54E-040</text:p>
          </table:table-cell>
          <table:table-cell table:style-name="ce2" office:value-type="float" office:value="-1.16530278630057E-043" calcext:value-type="float">
            <text:p>-1.17E-043</text:p>
          </table:table-cell>
          <table:table-cell table:style-name="ce2" office:value-type="float" office:value="-1.45058990820683E-045" calcext:value-type="float">
            <text:p>-1.45E-045</text:p>
          </table:table-cell>
          <table:table-cell table:style-name="ce2" office:value-type="float" office:value="4.83302198259447E-047" calcext:value-type="float">
            <text:p>4.83E-047</text:p>
          </table:table-cell>
          <table:table-cell table:style-name="ce2" office:value-type="float" office:value="-2.3877443170853E-050" calcext:value-type="float">
            <text:p>-2.39E-050</text:p>
          </table:table-cell>
          <table:table-cell table:style-name="ce2" office:value-type="float" office:value="-3.68274644579242E-052" calcext:value-type="float">
            <text:p>-3.68E-052</text:p>
          </table:table-cell>
          <table:table-cell table:style-name="ce2" office:value-type="float" office:value="-1.03571924006819E-054" calcext:value-type="float">
            <text:p>-1.04E-054</text:p>
          </table:table-cell>
          <table:table-cell table:style-name="ce2" office:value-type="float" office:value="-2.2592708057315E-055" calcext:value-type="float">
            <text:p>-2.26E-055</text:p>
          </table:table-cell>
          <table:table-cell table:style-name="ce2" office:value-type="float" office:value="-7.14606692056318E-058" calcext:value-type="float">
            <text:p>-7.15E-058</text:p>
          </table:table-cell>
          <table:table-cell table:style-name="ce2" office:value-type="float" office:value="1.74705721432972E-058" calcext:value-type="float">
            <text:p>1.75E-058</text:p>
          </table:table-cell>
          <table:table-cell table:style-name="ce2" office:value-type="float" office:value="-1.9513813673016E-059" calcext:value-type="float">
            <text:p>-1.95E-059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39419837576787" calcext:value-type="float">
            <text:p>0.0004394198</text:p>
          </table:table-cell>
          <table:table-cell/>
          <table:table-cell table:formula="of:=[.C54]-[.C55]" office:value-type="float" office:value="-0.0000693289518493543" calcext:value-type="float">
            <text:p>-0.00006932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508748789426141" calcext:value-type="float">
            <text:p>0.0005087488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 office:value-type="string" calcext:value-type="string">
            <text:p>U1</text:p>
          </table:table-cell>
          <table:table-cell table:number-columns-repeated="2"/>
          <table:table-cell table:style-name="ce2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9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10</text:p>
          </table:table-cell>
          <table: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U11</text:p>
          </table:table-cell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1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4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2">
          <table:table-cell office:value-type="string" calcext:value-type="string">
            <text:p>U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1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20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2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3</text:p>
          </table:table-cell>
          <table:table-cell table:style-name="ce3"/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calcext:value-type="string">
            <text:p>U2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5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8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2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3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3</text:p>
          </table:table-cell>
          <table:table-cell table:style-name="ce3"/>
          <table:table-cell/>
          <table:table-cell table:style-name="ce2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U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5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3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7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8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3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6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7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8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9</text:p>
          </table:table-cell>
          <table:table-cell table:style-name="ce3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7T13:41:00.524682537</meta:creation-date>
    <meta:generator>LibreOffice/4.3.7.2$Linux_X86_64 LibreOffice_project/430$Build-2</meta:generator>
    <dc:date>2016-06-09T09:56:20.889886662</dc:date>
    <dc:creator>Stacha Petrovic</dc:creator>
    <meta:editing-duration>P1DT15H16M59S</meta:editing-duration>
    <meta:editing-cycles>8</meta:editing-cycles>
    <meta:document-statistic meta:table-count="4" meta:cell-count="3286" meta:object-count="0"/>
    <meta:user-defined meta:name="qrichtext">1</meta:user-defined>
  </office:meta>
</office:document-meta>
</file>